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●">
        <style:list-level-properties/>
        <style:text-properties style:font-name="StarSymbol"/>
      </text:list-level-style-bullet>
      <text:list-level-style-bullet text:level="3" text:style-name="WW_CharLFO2LVL3" text:bullet-char="●">
        <style:list-level-properties/>
        <style:text-properties style:font-name="StarSymbol"/>
      </text:list-level-style-bullet>
      <text:list-level-style-bullet text:level="4" text:style-name="WW_CharLFO2LVL4" text:bullet-char="●">
        <style:list-level-properties/>
        <style:text-properties style:font-name="StarSymbol"/>
      </text:list-level-style-bullet>
      <text:list-level-style-bullet text:level="5" text:style-name="WW_CharLFO2LVL5" text:bullet-char="●">
        <style:list-level-properties/>
        <style:text-properties style:font-name="StarSymbol"/>
      </text:list-level-style-bullet>
      <text:list-level-style-bullet text:level="6" text:style-name="WW_CharLFO2LVL6" text:bullet-char="●">
        <style:list-level-properties/>
        <style:text-properties style:font-name="StarSymbol"/>
      </text:list-level-style-bullet>
      <text:list-level-style-bullet text:level="7" text:style-name="WW_CharLFO2LVL7" text:bullet-char="●">
        <style:list-level-properties/>
        <style:text-properties style:font-name="StarSymbol"/>
      </text:list-level-style-bullet>
      <text:list-level-style-bullet text:level="8" text:style-name="WW_CharLFO2LVL8" text:bullet-char="●">
        <style:list-level-properties/>
        <style:text-properties style:font-name="StarSymbol"/>
      </text:list-level-style-bullet>
      <text:list-level-style-bullet text:level="9" text:style-name="WW_CharLFO2LVL9" text:bullet-char="●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size="15pt" style:font-size-asian="15pt" style:font-size-complex="15pt"/>
    </style:style>
    <style:style style:name="T3" style:parent-style-name="VarsayılanParagrafYazıTipi" style:family="text">
      <style:text-properties fo:font-size="16pt" style:font-size-asian="16pt" style:font-size-complex="16pt"/>
    </style:style>
    <style:style style:name="T4" style:parent-style-name="VarsayılanParagrafYazıTipi" style:family="text">
      <style:text-properties fo:color="#FF0000" fo:font-size="15pt" style:font-size-asian="15pt" style:font-size-complex="15pt"/>
    </style:style>
    <style:style style:name="T5" style:parent-style-name="VarsayılanParagrafYazıTipi" style:family="text">
      <style:text-properties fo:font-size="15pt" style:font-size-asian="15pt" style:font-size-complex="15pt"/>
    </style:style>
    <style:style style:name="T6" style:parent-style-name="VarsayılanParagrafYazıTipi" style:family="text">
      <style:text-properties fo:font-size="15pt" style:font-size-asian="15pt" style:font-size-complex="15pt"/>
    </style:style>
    <style:style style:name="P7" style:parent-style-name="Standard" style:list-style-name="LFO1" style:family="paragraph"/>
    <style:style style:name="T8" style:parent-style-name="VarsayılanParagrafYazıTipi" style:family="text">
      <style:text-properties fo:font-size="15pt" style:font-size-asian="15pt" style:font-size-complex="15pt"/>
    </style:style>
    <style:style style:name="T9" style:parent-style-name="VarsayılanParagrafYazıTipi" style:family="text">
      <style:text-properties fo:font-size="15pt" style:font-size-asian="15pt" style:font-size-complex="15pt"/>
    </style:style>
    <style:style style:name="T10" style:parent-style-name="VarsayılanParagrafYazıTipi" style:family="text">
      <style:text-properties fo:font-size="15pt" style:font-size-asian="15pt" style:font-size-complex="15pt"/>
    </style:style>
    <style:style style:name="T11" style:parent-style-name="VarsayılanParagrafYazıTipi" style:family="text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list-style-name="LFO1" style:family="paragraph">
      <style:text-properties fo:font-size="15pt" style:font-size-asian="15pt" style:font-size-complex="15pt"/>
    </style:style>
    <style:style style:name="P14" style:parent-style-name="Standard" style:list-style-name="LFO1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list-style-name="LFO1" style:family="paragraph">
      <style:text-properties fo:font-size="15pt" style:font-size-asian="15pt" style:font-size-complex="15pt"/>
    </style:style>
    <style:style style:name="P17" style:parent-style-name="Standard" style:list-style-name="LFO1" style:family="paragraph">
      <style:text-properties fo:font-size="15pt" style:font-size-asian="15pt" style:font-size-complex="15pt"/>
    </style:style>
    <style:style style:name="P18" style:parent-style-name="Standard" style:list-style-name="LFO1" style:family="paragraph"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list-style-name="LFO2" style:family="paragraph"/>
    <style:style style:name="T25" style:parent-style-name="VarsayılanParagrafYazıTipi" style:family="text">
      <style:text-properties fo:font-size="14pt" style:font-size-asian="14pt" style:font-size-complex="14pt"/>
    </style:style>
    <style:style style:name="T26" style:parent-style-name="VarsayılanParagrafYazıTipi" style:family="text">
      <style:text-properties fo:font-size="14pt" style:font-size-asian="14pt" style:font-size-complex="14pt"/>
    </style:style>
    <style:style style:name="T27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VarsayılanParagrafYazıTipi" style:family="text">
      <style:text-properties fo:font-size="14pt" style:font-size-asian="14pt" style:font-size-complex="14pt"/>
    </style:style>
    <style:style style:name="T31" style:parent-style-name="VarsayılanParagrafYazıTipi" style:family="text">
      <style:text-properties fo:font-size="14pt" style:font-size-asian="14pt" style:font-size-complex="14pt"/>
    </style:style>
    <style:style style:name="P32" style:parent-style-name="Standard" style:list-style-name="LFO2" style:family="paragraph"/>
    <style:style style:name="T33" style:parent-style-name="VarsayılanParagrafYazıTipi" style:family="text">
      <style:text-properties fo:font-size="14pt" style:font-size-asian="14pt" style:font-size-complex="14pt"/>
    </style:style>
    <style:style style:name="T34" style:parent-style-name="VarsayılanParagrafYazıTipi" style:family="text">
      <style:text-properties fo:font-size="14pt" style:font-size-asian="14pt" style:font-size-complex="14pt"/>
    </style:style>
    <style:style style:name="T35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VarsayılanParagrafYazıTipi" style:family="text">
      <style:text-properties fo:font-size="14pt" style:font-size-asian="14pt" style:font-size-complex="14pt"/>
    </style:style>
    <style:style style:name="T37" style:parent-style-name="VarsayılanParagrafYazıTipi" style:family="text">
      <style:text-properties fo:font-size="14pt" style:font-size-asian="14pt" style:font-size-complex="14pt"/>
    </style:style>
    <style:style style:name="T38" style:parent-style-name="VarsayılanParagrafYazıTipi" style:family="text">
      <style:text-properties fo:font-size="14pt" style:font-size-asian="14pt" style:font-size-complex="14pt"/>
    </style:style>
    <style:style style:name="T39" style:parent-style-name="VarsayılanParagrafYazıTipi" style:family="text">
      <style:text-properties fo:font-size="14pt" style:font-size-asian="14pt" style:font-size-complex="14pt"/>
    </style:style>
    <style:style style:name="T40" style:parent-style-name="VarsayılanParagrafYazıTipi" style:family="text">
      <style:text-properties fo:font-size="14pt" style:font-size-asian="14pt" style:font-size-complex="14pt"/>
    </style:style>
    <style:style style:name="T41" style:parent-style-name="VarsayılanParagrafYazıTipi" style:family="text">
      <style:text-properties fo:font-size="14pt" style:font-size-asian="14pt" style:font-size-complex="14pt"/>
    </style:style>
    <style:style style:name="T42" style:parent-style-name="VarsayılanParagrafYazıTipi" style:family="text">
      <style:text-properties fo:font-size="14pt" style:font-size-asian="14pt" style:font-size-complex="14pt"/>
    </style:style>
    <style:style style:name="T43" style:parent-style-name="VarsayılanParagrafYazıTipi" style:family="text">
      <style:text-properties fo:font-size="14pt" style:font-size-asian="14pt" style:font-size-complex="14pt"/>
    </style:style>
    <style:style style:name="T44" style:parent-style-name="VarsayılanParagrafYazıTipi" style:family="text">
      <style:text-properties fo:font-size="14pt" style:font-size-asian="14pt" style:font-size-complex="14pt"/>
    </style:style>
    <style:style style:name="T45" style:parent-style-name="VarsayılanParagrafYazıTipi" style:family="text">
      <style:text-properties fo:font-size="14pt" style:font-size-asian="14pt" style:font-size-complex="14pt"/>
    </style:style>
    <style:style style:name="T46" style:parent-style-name="VarsayılanParagrafYazıTipi" style:family="text">
      <style:text-properties fo:font-size="14pt" style:font-size-asian="14pt" style:font-size-complex="14pt"/>
    </style:style>
    <style:style style:name="T47" style:parent-style-name="VarsayılanParagrafYazıTipi" style:family="text">
      <style:text-properties fo:font-size="14pt" style:font-size-asian="14pt" style:font-size-complex="14pt"/>
    </style:style>
    <style:style style:name="T48" style:parent-style-name="VarsayılanParagrafYazıTipi" style:family="text">
      <style:text-properties fo:font-size="14pt" style:font-size-asian="14pt" style:font-size-complex="14pt"/>
    </style:style>
    <style:style style:name="T49" style:parent-style-name="VarsayılanParagrafYazıTipi" style:family="text">
      <style:text-properties fo:font-size="14pt" style:font-size-asian="14pt" style:font-size-complex="14pt"/>
    </style:style>
    <style:style style:name="T50" style:parent-style-name="VarsayılanParagrafYazıTipi" style:family="text">
      <style:text-properties fo:font-size="14pt" style:font-size-asian="14pt" style:font-size-complex="14pt"/>
    </style:style>
    <style:style style:name="T51" style:parent-style-name="VarsayılanParagrafYazıTipi" style:family="text">
      <style:text-properties fo:font-size="14pt" style:font-size-asian="14pt" style:font-size-complex="14pt"/>
    </style:style>
    <style:style style:name="P52" style:parent-style-name="Standard" style:list-style-name="LFO2" style:family="paragraph"/>
    <style:style style:name="T53" style:parent-style-name="VarsayılanParagrafYazıTipi" style:family="text">
      <style:text-properties fo:font-size="14pt" style:font-size-asian="14pt" style:font-size-complex="14pt"/>
    </style:style>
    <style:style style:name="P54" style:parent-style-name="ListeParagraf" style:family="paragraph">
      <style:text-properties fo:font-size="14pt" style:font-size-asian="14pt" style:font-size-complex="14pt"/>
    </style:style>
    <style:style style:name="P55" style:parent-style-name="Standard" style:list-style-name="LFO2" style:family="paragraph"/>
    <style:style style:name="T56" style:parent-style-name="VarsayılanParagrafYazıTipi" style:family="text">
      <style:text-properties fo:font-size="14pt" style:font-size-asian="14pt" style:font-size-complex="14pt"/>
    </style:style>
    <style:style style:name="T57" style:parent-style-name="VarsayılanParagrafYazıTipi" style:family="text">
      <style:text-properties fo:font-size="14pt" style:font-size-asian="14pt" style:font-size-complex="14pt"/>
    </style:style>
    <style:style style:name="T58" style:parent-style-name="VarsayılanParagrafYazıTipi" style:family="text">
      <style:text-properties fo:font-size="14pt" style:font-size-asian="14pt" style:font-size-complex="14pt"/>
    </style:style>
    <style:style style:name="T59" style:parent-style-name="VarsayılanParagrafYazıTipi" style:family="text">
      <style:text-properties fo:font-size="14pt" style:font-size-asian="14pt" style:font-size-complex="14pt"/>
    </style:style>
    <style:style style:name="P60" style:parent-style-name="Standard" style:list-style-name="LFO2" style:family="paragraph"/>
    <style:style style:name="T61" style:parent-style-name="VarsayılanParagrafYazıTipi" style:family="text">
      <style:text-properties fo:font-size="15pt" style:font-size-asian="15pt" style:font-size-complex="14pt"/>
    </style:style>
    <style:style style:name="T62" style:parent-style-name="VarsayılanParagrafYazıTipi" style:family="text">
      <style:text-properties fo:font-size="15pt" style:font-size-asian="15pt" style:font-size-complex="14pt"/>
    </style:style>
    <style:style style:name="T63" style:parent-style-name="VarsayılanParagrafYazıTipi" style:family="text">
      <style:text-properties fo:font-size="15pt" style:font-size-asian="15pt" style:font-size-complex="14pt" style:text-underline-type="single" style:text-underline-style="solid" style:text-underline-width="auto" style:text-underline-mode="continuous"/>
    </style:style>
    <style:style style:name="T64" style:parent-style-name="VarsayılanParagrafYazıTipi" style:family="text">
      <style:text-properties fo:font-size="15pt" style:font-size-asian="15pt" style:font-size-complex="14pt" style:text-underline-type="single" style:text-underline-style="solid" style:text-underline-width="auto" style:text-underline-mode="continuous"/>
    </style:style>
    <style:style style:name="T65" style:parent-style-name="VarsayılanParagrafYazıTipi" style:family="text">
      <style:text-properties fo:font-size="15pt" style:font-size-asian="15pt" style:font-size-complex="14pt"/>
    </style:style>
    <style:style style:name="T66" style:parent-style-name="VarsayılanParagrafYazıTipi" style:family="text">
      <style:text-properties fo:font-size="15pt" style:font-size-asian="15pt" style:font-size-complex="14pt"/>
    </style:style>
    <style:style style:name="T67" style:parent-style-name="VarsayılanParagrafYazıTipi" style:family="text">
      <style:text-properties fo:font-size="15pt" style:font-size-asian="15pt" style:font-size-complex="14pt"/>
    </style:style>
    <style:style style:name="T68" style:parent-style-name="VarsayılanParagrafYazıTipi" style:family="text">
      <style:text-properties fo:font-size="15pt" style:font-size-asian="15pt" style:font-size-complex="14pt"/>
    </style:style>
    <style:style style:name="T69" style:parent-style-name="VarsayılanParagrafYazıTipi" style:family="text">
      <style:text-properties fo:font-size="15pt" style:font-size-asian="15pt" style:font-size-complex="14pt"/>
    </style:style>
    <style:style style:name="T70" style:parent-style-name="VarsayılanParagrafYazıTipi" style:family="text">
      <style:text-properties fo:font-size="15pt" style:font-size-asian="15pt" style:font-size-complex="14pt"/>
    </style:style>
    <style:style style:name="P71" style:parent-style-name="Standard" style:list-style-name="LFO2" style:family="paragraph"/>
    <style:style style:name="T72" style:parent-style-name="VarsayılanParagrafYazıTipi" style:family="text">
      <style:text-properties fo:font-size="15pt" style:font-size-asian="15pt" style:font-size-complex="14pt"/>
    </style:style>
    <style:style style:name="P73" style:parent-style-name="Standard" style:list-style-name="LFO2" style:family="paragraph"/>
    <style:style style:name="T74" style:parent-style-name="VarsayılanParagrafYazıTipi" style:family="text">
      <style:text-properties fo:font-size="15pt" style:font-size-asian="15pt" style:font-size-complex="14pt"/>
    </style:style>
    <style:style style:name="T75" style:parent-style-name="VarsayılanParagrafYazıTipi" style:family="text">
      <style:text-properties fo:font-size="15pt" style:font-size-asian="15pt" style:font-size-complex="14pt"/>
    </style:style>
    <style:style style:name="P76" style:parent-style-name="Standard" style:list-style-name="LFO2" style:family="paragraph"/>
    <style:style style:name="T77" style:parent-style-name="VarsayılanParagrafYazıTipi" style:family="text">
      <style:text-properties fo:font-size="15pt" style:font-size-asian="15pt" style:font-size-complex="15pt"/>
    </style:style>
    <style:style style:name="T78" style:parent-style-name="VarsayılanParagrafYazıTipi" style:family="text">
      <style:text-properties fo:font-size="14pt" style:font-size-asian="14pt" style:font-size-complex="14pt"/>
    </style:style>
    <style:style style:name="T79" style:parent-style-name="VarsayılanParagrafYazıTipi" style:family="text">
      <style:text-properties fo:font-size="14pt" style:font-size-asian="14pt" style:font-size-complex="14pt"/>
    </style:style>
    <style:style style:name="T80" style:parent-style-name="VarsayılanParagrafYazıTipi" style:family="text">
      <style:text-properties fo:font-size="14pt" style:font-size-asian="14pt" style:font-size-complex="14pt"/>
    </style:style>
    <style:style style:name="T81" style:parent-style-name="VarsayılanParagrafYazıTipi" style:family="text">
      <style:text-properties fo:font-size="14pt" style:font-size-asian="14pt" style:font-size-complex="14pt"/>
    </style:style>
    <style:style style:name="T82" style:parent-style-name="VarsayılanParagrafYazıTipi" style:family="text">
      <style:text-properties fo:font-size="14pt" style:font-size-asian="14pt" style:font-size-complex="14pt"/>
    </style:style>
    <style:style style:name="T83" style:parent-style-name="VarsayılanParagrafYazıTipi" style:family="text">
      <style:text-properties fo:font-size="14pt" style:font-size-asian="14pt" style:font-size-complex="14pt"/>
    </style:style>
    <style:style style:name="T84" style:parent-style-name="VarsayılanParagrafYazıTipi" style:family="text">
      <style:text-properties fo:font-size="15pt" style:font-size-asian="15pt" style:font-size-complex="15pt"/>
    </style:style>
    <style:style style:name="T85" style:parent-style-name="VarsayılanParagrafYazıTipi" style:family="text">
      <style:text-properties fo:font-size="15pt" style:font-size-asian="15pt" style:font-size-complex="15pt"/>
    </style:style>
    <style:style style:name="P86" style:parent-style-name="Standard" style:list-style-name="LFO2" style:family="paragraph"/>
    <style:style style:name="T87" style:parent-style-name="VarsayılanParagrafYazıTipi" style:family="text">
      <style:text-properties fo:font-size="15pt" style:font-size-asian="15pt" style:font-size-complex="15pt"/>
    </style:style>
    <style:style style:name="T88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9" style:parent-style-name="VarsayılanParagrafYazıTipi" style:family="text">
      <style:text-properties fo:font-size="14pt" style:font-size-asian="14pt" style:font-size-complex="14pt"/>
    </style:style>
    <style:style style:name="T90" style:parent-style-name="VarsayılanParagrafYazıTipi" style:family="text">
      <style:text-properties fo:font-size="14pt" style:font-size-asian="14pt" style:font-size-complex="14pt"/>
    </style:style>
    <style:style style:name="T91" style:parent-style-name="VarsayılanParagrafYazıTipi" style:family="text">
      <style:text-properties fo:font-size="14pt" style:font-size-asian="14pt" style:font-size-complex="14pt"/>
    </style:style>
    <style:style style:name="T92" style:parent-style-name="VarsayılanParagrafYazıTipi" style:family="text">
      <style:text-properties fo:font-size="15pt" style:font-size-asian="15pt" style:font-size-complex="15pt"/>
    </style:style>
    <style:style style:name="T93" style:parent-style-name="VarsayılanParagrafYazıTipi" style:family="text">
      <style:text-properties fo:font-size="15pt" style:font-size-asian="15pt" style:font-size-complex="15pt"/>
    </style:style>
    <style:style style:name="P94" style:parent-style-name="Standard" style:list-style-name="LFO2" style:family="paragraph"/>
    <style:style style:name="T95" style:parent-style-name="VarsayılanParagrafYazıTipi" style:family="text">
      <style:text-properties fo:font-size="15pt" style:font-size-asian="15pt" style:font-size-complex="15pt"/>
    </style:style>
    <style:style style:name="T96" style:parent-style-name="VarsayılanParagrafYazıTipi" style:family="text">
      <style:text-properties fo:font-size="15pt" style:font-size-asian="15pt" style:font-size-complex="15pt"/>
    </style:style>
    <style:style style:name="T97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8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9" style:parent-style-name="VarsayılanParagrafYazıTipi" style:family="text">
      <style:text-properties fo:font-size="14pt" style:font-size-asian="14pt" style:font-size-complex="14pt"/>
    </style:style>
    <style:style style:name="T100" style:parent-style-name="VarsayılanParagrafYazıTipi" style:family="text">
      <style:text-properties fo:font-size="15pt" style:font-size-asian="15pt" style:font-size-complex="15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T102" style:parent-style-name="VarsayılanParagrafYazıTipi" style:family="text">
      <style:text-properties fo:font-size="14pt" style:font-size-asian="14pt" style:font-size-complex="14pt"/>
    </style:style>
    <style:style style:name="T103" style:parent-style-name="VarsayılanParagrafYazıTipi" style:family="text">
      <style:text-properties fo:font-size="14pt" style:font-size-asian="14pt" style:font-size-complex="14pt"/>
    </style:style>
    <style:style style:name="T104" style:parent-style-name="VarsayılanParagrafYazıTipi" style:family="text">
      <style:text-properties fo:font-size="14pt" style:font-size-asian="14pt" style:font-size-complex="14pt"/>
    </style:style>
    <style:style style:name="T105" style:parent-style-name="VarsayılanParagrafYazıTipi" style:family="text">
      <style:text-properties fo:font-size="15pt" style:font-size-asian="15pt" style:font-size-complex="14pt"/>
    </style:style>
    <style:style style:name="T106" style:parent-style-name="VarsayılanParagrafYazıTipi" style:family="text">
      <style:text-properties fo:font-size="15pt" style:font-size-asian="15pt" style:font-size-complex="15pt"/>
    </style:style>
    <style:style style:name="T107" style:parent-style-name="VarsayılanParagrafYazıTipi" style:family="text">
      <style:text-properties fo:font-size="15pt" style:font-size-asian="15pt" style:font-size-complex="15pt"/>
    </style:style>
    <style:style style:name="T108" style:parent-style-name="VarsayılanParagrafYazıTipi" style:family="text">
      <style:text-properties fo:font-size="15pt" style:font-size-asian="15pt" style:font-size-complex="15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paragraph-properties fo:text-align="center"/>
    </style:style>
    <style:style style:name="T131" style:parent-style-name="VarsayılanParagrafYazıTipi" style:family="text">
      <style:text-properties fo:font-size="14pt" style:font-size-asian="14pt" style:font-size-complex="14pt"/>
    </style:style>
    <style:style style:name="T132" style:parent-style-name="VarsayılanParagrafYazıTipi" style:family="text">
      <style:text-properties fo:font-size="16pt" style:font-size-asian="16pt" style:font-size-complex="16pt"/>
    </style:style>
    <style:style style:name="T133" style:parent-style-name="VarsayılanParagrafYazıTipi" style:family="text">
      <style:text-properties fo:font-size="16pt" style:font-size-asian="16pt" style:font-size-complex="16pt"/>
    </style:style>
    <style:style style:name="T13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35" style:parent-style-name="Normal" style:family="paragraph">
      <style:paragraph-properties fo:text-align="center"/>
    </style:style>
    <style:style style:name="T136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T13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38" style:parent-style-name="Normal" style:family="paragraph">
      <style:paragraph-properties fo:text-align="center"/>
    </style:style>
    <style:style style:name="T139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size="14pt" style:font-size-asian="14pt" style:font-size-complex="14pt"/>
    </style:style>
    <style:style style:name="T141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4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4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44" style:parent-style-name="Normal" style:family="paragraph">
      <style:paragraph-properties fo:text-align="center"/>
    </style:style>
    <style:style style:name="T14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46" style:parent-style-name="Normal" style:family="paragraph">
      <style:paragraph-properties fo:text-align="center"/>
    </style:style>
    <style:style style:name="T14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48" style:parent-style-name="Normal" style:family="paragraph">
      <style:paragraph-properties fo:text-align="center"/>
    </style:style>
    <style:style style:name="T149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50" style:parent-style-name="Normal" style:family="paragraph">
      <style:paragraph-properties fo:text-align="center"/>
    </style:style>
    <style:style style:name="T151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52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5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54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5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5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5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5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59" style:parent-style-name="Standard" style:family="paragraph">
      <style:text-properties fo:font-size="14pt" style:font-size-asian="14pt" style:font-size-complex="14pt"/>
    </style:style>
    <style:style style:name="T16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1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69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7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71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7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73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7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7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77" style:parent-style-name="Normal" style:family="paragraph">
      <style:paragraph-properties fo:text-align="center"/>
    </style:style>
    <style:style style:name="T17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79" style:parent-style-name="Normal" style:family="paragraph">
      <style:paragraph-properties fo:text-align="center"/>
    </style:style>
    <style:style style:name="T18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81" style:parent-style-name="Standard" style:family="paragraph">
      <style:text-properties fo:font-size="14pt" style:font-size-asian="14pt" style:font-size-complex="14pt"/>
    </style:style>
    <style:style style:name="T18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8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84" style:parent-style-name="Standard" style:family="paragraph">
      <style:text-properties fo:font-size="14pt" style:font-size-asian="14pt" style:font-size-complex="14pt"/>
    </style:style>
    <style:style style:name="T18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8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87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8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89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T19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91" style:parent-style-name="Normal" style:family="paragraph">
      <style:paragraph-properties fo:text-align="center"/>
    </style:style>
    <style:style style:name="T192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T19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94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19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19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97" style:parent-style-name="Normal" style:family="paragraph">
      <style:paragraph-properties fo:text-align="center"/>
    </style:style>
    <style:style style:name="T19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199" style:parent-style-name="Normal" style:family="paragraph">
      <style:paragraph-properties fo:text-align="center"/>
    </style:style>
    <style:style style:name="T20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01" style:parent-style-name="Normal" style:family="paragraph">
      <style:paragraph-properties fo:text-align="center"/>
    </style:style>
    <style:style style:name="T20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03" style:parent-style-name="Normal" style:family="paragraph">
      <style:paragraph-properties fo:text-align="center"/>
    </style:style>
    <style:style style:name="T20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05" style:parent-style-name="Normal" style:family="paragraph">
      <style:paragraph-properties fo:text-align="center"/>
    </style:style>
    <style:style style:name="T20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07" style:parent-style-name="Normal" style:family="paragraph">
      <style:paragraph-properties fo:text-align="center"/>
    </style:style>
    <style:style style:name="T20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09" style:parent-style-name="Normal" style:family="paragraph">
      <style:paragraph-properties fo:text-align="center"/>
    </style:style>
    <style:style style:name="T21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11" style:parent-style-name="Normal" style:family="paragraph">
      <style:paragraph-properties fo:text-align="center"/>
    </style:style>
    <style:style style:name="T21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19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1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29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30" style:parent-style-name="Normal" style:family="paragraph">
      <style:paragraph-properties fo:text-align="center"/>
    </style:style>
    <style:style style:name="T231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T23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33" style:parent-style-name="Normal" style:family="paragraph">
      <style:paragraph-properties fo:text-align="center"/>
    </style:style>
    <style:style style:name="T23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3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36" style:parent-style-name="VarsayılanParagrafYazıTipi" style:family="text">
      <style:text-properties style:text-underline-type="single" style:text-underline-style="solid" style:text-underline-width="auto" style:text-underline-mode="continuous"/>
    </style:style>
    <style:style style:name="T23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P238" style:parent-style-name="Normal" style:family="paragraph">
      <style:paragraph-properties fo:text-align="center"/>
    </style:style>
    <style:style style:name="T239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1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3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4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5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4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7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4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49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50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1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52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257" style:parent-style-name="VarsayılanParagrafYazıTipi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VarsayılanParagrafYazıTipi" style:family="text">
      <style:text-properties fo:font-size="14pt" style:font-size-asian="14pt" style:font-size-complex="14pt"/>
    </style:style>
    <style:style style:name="T259" style:parent-style-name="VarsayılanParagrafYazıTipi" style:family="text">
      <style:text-properties fo:font-size="14pt" style:font-size-asian="14pt" style:font-size-complex="14pt"/>
    </style:style>
    <style:style style:name="T260" style:parent-style-name="VarsayılanParagrafYazıTipi" style:family="text">
      <style:text-properties fo:font-size="14pt" style:font-size-asian="14pt" style:font-size-complex="14pt"/>
    </style:style>
    <style:style style:name="T261" style:parent-style-name="VarsayılanParagrafYazıTipi" style:family="text">
      <style:text-properties fo:font-size="14pt" style:font-size-asian="14pt" style:font-size-complex="14pt"/>
    </style:style>
    <style:style style:name="T262" style:parent-style-name="VarsayılanParagrafYazıTipi" style:family="text">
      <style:text-properties fo:font-size="14pt" style:font-size-asian="14pt" style:font-size-complex="14pt"/>
    </style:style>
    <style:style style:name="T263" style:parent-style-name="VarsayılanParagrafYazıTipi" style:family="text">
      <style:text-properties fo:font-size="14pt" style:font-size-asian="14pt" style:font-size-complex="14pt"/>
    </style:style>
    <style:style style:name="T264" style:parent-style-name="VarsayılanParagrafYazıTipi" style:family="text">
      <style:text-properties fo:font-size="14pt" style:font-size-asian="14pt" style:font-size-complex="14pt"/>
    </style:style>
    <style:style style:name="T265" style:parent-style-name="VarsayılanParagrafYazıTipi" style:family="text">
      <style:text-properties fo:font-size="14pt" style:font-size-asian="14pt" style:font-size-complex="14pt"/>
    </style:style>
    <style:style style:name="T266" style:parent-style-name="VarsayılanParagrafYazıTipi" style:family="text">
      <style:text-properties fo:font-size="14pt" style:font-size-asian="14pt" style:font-size-complex="14pt"/>
    </style:style>
    <style:style style:name="T267" style:parent-style-name="VarsayılanParagrafYazıTipi" style:family="text">
      <style:text-properties fo:font-size="14pt" style:font-size-asian="14pt" style:font-size-complex="14pt"/>
    </style:style>
    <style:style style:name="T268" style:parent-style-name="VarsayılanParagrafYazıTipi" style:family="text">
      <style:text-properties fo:font-size="14pt" style:font-size-asian="14pt" style:font-size-complex="14pt"/>
    </style:style>
    <style:style style:name="T269" style:parent-style-name="VarsayılanParagrafYazıTipi" style:family="text">
      <style:text-properties fo:font-size="14pt" style:font-size-asian="14pt" style:font-size-complex="14pt"/>
    </style:style>
    <style:style style:name="T270" style:parent-style-name="VarsayılanParagrafYazıTipi" style:family="text">
      <style:text-properties fo:font-size="14pt" style:font-size-asian="14pt" style:font-size-complex="14pt"/>
    </style:style>
    <style:style style:name="T271" style:parent-style-name="VarsayılanParagrafYazıTipi" style:family="text">
      <style:text-properties fo:font-size="14pt" style:font-size-asian="14pt" style:font-size-complex="14pt"/>
    </style:style>
    <style:style style:name="T272" style:parent-style-name="VarsayılanParagrafYazıTipi" style:family="text">
      <style:text-properties fo:font-size="14pt" style:font-size-asian="14pt" style:font-size-complex="14pt"/>
    </style:style>
    <style:style style:name="T273" style:parent-style-name="VarsayılanParagrafYazıTipi" style:family="text">
      <style:text-properties fo:font-size="14pt" style:font-size-asian="14pt" style:font-size-complex="14pt"/>
    </style:style>
    <style:style style:name="T274" style:parent-style-name="VarsayılanParagrafYazıTipi" style:family="text">
      <style:text-properties fo:font-size="14pt" style:font-size-asian="14pt" style:font-size-complex="14pt"/>
    </style:style>
    <style:style style:name="T275" style:parent-style-name="VarsayılanParagrafYazıTipi" style:family="text">
      <style:text-properties fo:font-size="14pt" style:font-size-asian="14pt" style:font-size-complex="14pt"/>
    </style:style>
    <style:style style:name="T276" style:parent-style-name="VarsayılanParagrafYazıTipi" style:family="text">
      <style:text-properties fo:font-size="14pt" style:font-size-asian="14pt" style:font-size-complex="14pt"/>
    </style:style>
    <style:style style:name="T277" style:parent-style-name="VarsayılanParagrafYazıTipi" style:family="text">
      <style:text-properties fo:font-size="14pt" style:font-size-asian="14pt" style:font-size-complex="14pt"/>
    </style:style>
    <style:style style:name="T278" style:parent-style-name="VarsayılanParagrafYazıTipi" style:family="text">
      <style:text-properties fo:font-size="14pt" style:font-size-asian="14pt" style:font-size-complex="14pt"/>
    </style:style>
    <style:style style:name="P279" style:parent-style-name="Standard" style:family="paragraph">
      <style:text-properties fo:font-size="14pt" style:font-size-asian="14pt" style:font-size-complex="14pt"/>
    </style:style>
    <style:style style:name="P280" style:parent-style-name="Standard" style:family="paragraph">
      <style:paragraph-properties fo:text-indent="-0.25in"/>
    </style:style>
    <style:style style:name="T281" style:parent-style-name="VarsayılanParagrafYazıTipi" style:family="text">
      <style:text-properties fo:font-size="16pt" style:font-size-asian="16pt" style:font-size-complex="16pt"/>
    </style:style>
    <style:style style:name="T282" style:parent-style-name="VarsayılanParagrafYazıTipi" style:family="text">
      <style:text-properties fo:font-size="14pt" style:font-size-asian="14pt" style:font-size-complex="14pt"/>
    </style:style>
    <style:style style:name="T283" style:parent-style-name="VarsayılanParagrafYazıTipi" style:family="text">
      <style:text-properties fo:font-size="14pt" style:font-size-asian="14pt" style:font-size-complex="14pt"/>
    </style:style>
    <style:style style:name="T284" style:parent-style-name="VarsayılanParagrafYazıTipi" style:family="text">
      <style:text-properties fo:font-size="14pt" style:font-size-asian="14pt" style:font-size-complex="14pt"/>
    </style:style>
    <style:style style:name="T285" style:parent-style-name="VarsayılanParagrafYazıTipi" style:family="text">
      <style:text-properties fo:font-size="14pt" style:font-size-asian="14pt" style:font-size-complex="14pt"/>
    </style:style>
    <style:style style:name="T286" style:parent-style-name="VarsayılanParagrafYazıTipi" style:family="text">
      <style:text-properties fo:font-size="14pt" style:font-size-asian="14pt" style:font-size-complex="14pt"/>
    </style:style>
    <style:style style:name="T287" style:parent-style-name="VarsayılanParagrafYazıTipi" style:family="text">
      <style:text-properties fo:font-size="14pt" style:font-size-asian="14pt" style:font-size-complex="14pt"/>
    </style:style>
    <style:style style:name="T288" style:parent-style-name="VarsayılanParagrafYazıTipi" style:family="text">
      <style:text-properties fo:font-size="14pt" style:font-size-asian="14pt" style:font-size-complex="14pt"/>
    </style:style>
    <style:style style:name="T289" style:parent-style-name="VarsayılanParagrafYazıTipi" style:family="text">
      <style:text-properties fo:font-size="15pt" style:font-size-asian="15pt" style:font-size-complex="14pt"/>
    </style:style>
    <style:style style:name="T290" style:parent-style-name="VarsayılanParagrafYazıTipi" style:family="text">
      <style:text-properties fo:font-size="14pt" style:font-size-asian="14pt" style:font-size-complex="14pt"/>
    </style:style>
    <style:style style:name="T291" style:parent-style-name="VarsayılanParagrafYazıTipi" style:family="text">
      <style:text-properties fo:font-size="14pt" style:font-size-asian="14pt" style:font-size-complex="14pt"/>
    </style:style>
    <style:style style:name="TableColumn293" style:family="table-column">
      <style:table-column-properties style:column-width="1.1159in" style:use-optimal-column-width="false"/>
    </style:style>
    <style:style style:name="TableColumn294" style:family="table-column">
      <style:table-column-properties style:column-width="1.1152in" style:use-optimal-column-width="false"/>
    </style:style>
    <style:style style:name="TableColumn295" style:family="table-column">
      <style:table-column-properties style:column-width="1.1152in" style:use-optimal-column-width="false"/>
    </style:style>
    <style:style style:name="TableColumn296" style:family="table-column">
      <style:table-column-properties style:column-width="1.1152in" style:use-optimal-column-width="false"/>
    </style:style>
    <style:style style:name="TableColumn297" style:family="table-column">
      <style:table-column-properties style:column-width="1.1152in" style:use-optimal-column-width="false"/>
    </style:style>
    <style:style style:name="TableColumn298" style:family="table-column">
      <style:table-column-properties style:column-width="1.1159in" style:use-optimal-column-width="false"/>
    </style:style>
    <style:style style:name="Table292" style:family="table">
      <style:table-properties style:width="6.693in" fo:margin-left="0.0312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Standard" style:family="paragraph">
      <style:text-properties fo:font-size="15pt" style:font-size-asian="15pt" style:font-size-complex="14pt" style:text-underline-type="single" style:text-underline-style="solid" style:text-underline-width="auto" style:text-underline-mode="continuous"/>
    </style:style>
    <style:style style:name="TableCell3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Standard" style:family="paragraph">
      <style:text-properties fo:font-size="15pt" style:font-size-asian="15pt" style:font-size-complex="14pt"/>
    </style:style>
    <style:style style:name="TableCell3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Standard" style:family="paragraph">
      <style:text-properties fo:font-size="15pt" style:font-size-asian="15pt" style:font-size-complex="14pt"/>
    </style:style>
    <style:style style:name="TableCell3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Standard" style:family="paragraph">
      <style:text-properties fo:font-size="15pt" style:font-size-asian="15pt" style:font-size-complex="14pt"/>
    </style:style>
    <style:style style:name="TableCell3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Standard" style:family="paragraph">
      <style:text-properties fo:font-size="15pt" style:font-size-asian="15pt" style:font-size-complex="14pt"/>
    </style:style>
    <style:style style:name="TableCell310" style:family="table-cell">
      <style:table-cell-properties fo:border="0.0034in solid #000000" fo:padding-top="0.0381in" fo:padding-left="0.0381in" fo:padding-bottom="0.0381in" fo:padding-right="0.0381in"/>
    </style:style>
    <style:style style:name="P311" style:parent-style-name="Standard" style:family="paragraph">
      <style:text-properties fo:font-size="15pt" style:font-size-asian="15pt" style:font-size-complex="14pt"/>
    </style:style>
    <style:style style:name="P312" style:parent-style-name="Standard" style:family="paragraph">
      <style:paragraph-properties fo:margin-left="0.0131in" fo:text-indent="-0.25in">
        <style:tab-stops/>
      </style:paragraph-properties>
    </style:style>
    <style:style style:name="T31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1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15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16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17" style:parent-style-name="VarsayılanParagrafYazıTipi" style:family="text">
      <style:text-properties fo:font-size="14pt" style:font-size-asian="14pt" style:font-size-complex="14pt"/>
    </style:style>
    <style:style style:name="T318" style:parent-style-name="VarsayılanParagrafYazıTipi" style:family="text">
      <style:text-properties fo:font-size="14pt" style:font-size-asian="14pt" style:font-size-complex="14pt"/>
    </style:style>
    <style:style style:name="T319" style:parent-style-name="VarsayılanParagrafYazıTipi" style:family="text">
      <style:text-properties fo:font-size="14pt" style:font-size-asian="14pt" style:font-size-complex="14pt"/>
    </style:style>
    <style:style style:name="T320" style:parent-style-name="VarsayılanParagrafYazıTipi" style:family="text">
      <style:text-properties fo:font-size="14pt" style:font-size-asian="14pt" style:font-size-complex="14pt"/>
    </style:style>
    <style:style style:name="TableColumn322" style:family="table-column">
      <style:table-column-properties style:column-width="1.1326in" style:use-optimal-column-width="false"/>
    </style:style>
    <style:style style:name="TableColumn323" style:family="table-column">
      <style:table-column-properties style:column-width="1.0937in" style:use-optimal-column-width="false"/>
    </style:style>
    <style:style style:name="TableColumn324" style:family="table-column">
      <style:table-column-properties style:column-width="1.1201in" style:use-optimal-column-width="false"/>
    </style:style>
    <style:style style:name="TableColumn325" style:family="table-column">
      <style:table-column-properties style:column-width="1.1069in" style:use-optimal-column-width="false"/>
    </style:style>
    <style:style style:name="TableColumn326" style:family="table-column">
      <style:table-column-properties style:column-width="1.1194in" style:use-optimal-column-width="false"/>
    </style:style>
    <style:style style:name="Table321" style:family="table">
      <style:table-properties style:width="5.5729in" fo:margin-left="0.0312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29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0" style:parent-style-name="VarsayılanParagrafYazıTipi" style:family="text">
      <style:text-properties fo:font-size="14pt" style:font-size-asian="14pt" style:font-size-complex="14pt"/>
    </style:style>
    <style:style style:name="TableCell3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Standard" style:family="paragraph">
      <style:text-properties fo:font-size="14pt" style:font-size-asian="14pt" style:font-size-complex="14pt"/>
    </style:style>
    <style:style style:name="TableCell3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Standard" style:family="paragraph">
      <style:text-properties fo:font-size="14pt" style:font-size-asian="14pt" style:font-size-complex="14pt"/>
    </style:style>
    <style:style style:name="TableCell3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Standard" style:family="paragraph">
      <style:text-properties fo:font-size="14pt" style:font-size-asian="14pt" style:font-size-complex="14pt"/>
    </style:style>
    <style:style style:name="TableCell337" style:family="table-cell">
      <style:table-cell-properties fo:border="0.0034in solid #000000" fo:padding-top="0.0381in" fo:padding-left="0.0381in" fo:padding-bottom="0.0381in" fo:padding-right="0.0381in"/>
    </style:style>
    <style:style style:name="P338" style:parent-style-name="Standard" style:family="paragraph">
      <style:text-properties fo:font-size="14pt" style:font-size-asian="14pt" style:font-size-complex="14pt"/>
    </style:style>
    <style:style style:name="P339" style:parent-style-name="Standard" style:family="paragraph">
      <style:paragraph-properties fo:text-indent="-0.25in"/>
    </style:style>
    <style:style style:name="T340" style:parent-style-name="VarsayılanParagrafYazıTipi" style:family="text">
      <style:text-properties style:language-asian="tr" style:country-asian="TR" style:language-complex="ar" style:country-complex="SA"/>
    </style:style>
    <style:style style:name="T341" style:parent-style-name="VarsayılanParagrafYazıTipi" style:family="text">
      <style:text-properties style:language-asian="tr" style:country-asian="TR" style:language-complex="ar" style:country-complex="SA"/>
    </style:style>
    <style:style style:name="T342" style:parent-style-name="VarsayılanParagrafYazıTipi" style:family="text">
      <style:text-properties style:language-asian="tr" style:country-asian="TR" style:language-complex="ar" style:country-complex="SA"/>
    </style:style>
    <style:style style:name="T343" style:parent-style-name="VarsayılanParagrafYazıTipi" style:family="text">
      <style:text-properties style:language-asian="tr" style:country-asian="TR" style:language-complex="ar" style:country-complex="SA"/>
    </style:style>
    <style:style style:name="T344" style:parent-style-name="VarsayılanParagrafYazıTipi" style:family="text">
      <style:text-properties style:language-asian="tr" style:country-asian="TR" style:language-complex="ar" style:country-complex="SA"/>
    </style:style>
    <style:style style:name="T345" style:parent-style-name="VarsayılanParagrafYazıTipi" style:family="text">
      <style:text-properties style:language-asian="tr" style:country-asian="TR" style:language-complex="ar" style:country-complex="SA"/>
    </style:style>
    <style:style style:name="T346" style:parent-style-name="VarsayılanParagrafYazıTipi" style:family="text">
      <style:text-properties style:language-asian="tr" style:country-asian="TR" style:language-complex="ar" style:country-complex="SA"/>
    </style:style>
    <style:style style:name="T347" style:parent-style-name="VarsayılanParagrafYazıTipi" style:family="text">
      <style:text-properties fo:font-size="14pt" style:font-size-asian="14pt" style:font-size-complex="14pt"/>
    </style:style>
    <style:style style:name="T348" style:parent-style-name="VarsayılanParagrafYazıTipi" style:family="text">
      <style:text-properties fo:font-size="14pt" style:font-size-asian="14pt" style:font-size-complex="14pt"/>
    </style:style>
    <style:style style:name="T349" style:parent-style-name="VarsayılanParagrafYazıTipi" style:family="text">
      <style:text-properties fo:font-size="15pt" style:font-size-asian="15pt" style:font-size-complex="15pt"/>
    </style:style>
    <style:style style:name="T350" style:parent-style-name="VarsayılanParagrafYazıTipi" style:family="text">
      <style:text-properties fo:font-size="14pt" style:font-size-asian="14pt" style:font-size-complex="14pt"/>
    </style:style>
    <style:style style:name="TableColumn352" style:family="table-column">
      <style:table-column-properties style:column-width="1.1326in" style:use-optimal-column-width="false"/>
    </style:style>
    <style:style style:name="TableColumn353" style:family="table-column">
      <style:table-column-properties style:column-width="1.1201in" style:use-optimal-column-width="false"/>
    </style:style>
    <style:style style:name="TableColumn354" style:family="table-column">
      <style:table-column-properties style:column-width="1.0805in" style:use-optimal-column-width="false"/>
    </style:style>
    <style:style style:name="Table351" style:family="table">
      <style:table-properties style:width="3.3333in" fo:margin-left="0.0312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57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58" style:parent-style-name="VarsayılanParagrafYazıTipi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359" style:parent-style-name="VarsayılanParagrafYazıTipi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Standard" style:family="paragraph">
      <style:text-properties fo:font-size="14pt" style:font-size-asian="14pt" style:font-size-complex="14pt"/>
    </style:style>
    <style:style style:name="TableCell362" style:family="table-cell">
      <style:table-cell-properties fo:border="0.0034in solid #000000" fo:padding-top="0.0381in" fo:padding-left="0.0381in" fo:padding-bottom="0.0381in" fo:padding-right="0.0381in"/>
    </style:style>
    <style:style style:name="T363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64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65" style:parent-style-name="VarsayılanParagrafYazıTipi" style:family="text">
      <style:text-properties fo:font-size="14pt" style:font-size-asian="14pt" style:font-size-complex="14pt"/>
    </style:style>
    <style:style style:name="T366" style:parent-style-name="VarsayılanParagrafYazıTipi" style:family="text">
      <style:text-properties style:language-asian="tr" style:country-asian="TR" style:language-complex="ar" style:country-complex="SA"/>
    </style:style>
    <style:style style:name="T367" style:parent-style-name="VarsayılanParagrafYazıTipi" style:family="text">
      <style:text-properties style:language-asian="tr" style:country-asian="TR" style:language-complex="ar" style:country-complex="SA"/>
    </style:style>
    <style:style style:name="T368" style:parent-style-name="VarsayılanParagrafYazıTipi" style:family="text">
      <style:text-properties fo:font-size="14pt" style:font-size-asian="14pt" style:font-size-complex="14pt"/>
    </style:style>
    <style:style style:name="T369" style:parent-style-name="VarsayılanParagrafYazıTipi" style:family="text">
      <style:text-properties fo:font-size="14pt" style:font-size-asian="14pt" style:font-size-complex="14pt"/>
    </style:style>
    <style:style style:name="T370" style:parent-style-name="VarsayılanParagrafYazıTipi" style:family="text">
      <style:text-properties fo:font-size="15pt" style:font-size-asian="15pt" style:font-size-complex="15pt"/>
    </style:style>
    <style:style style:name="T371" style:parent-style-name="VarsayılanParagrafYazıTipi" style:family="text">
      <style:text-properties fo:font-size="14pt" style:font-size-asian="14pt" style:font-size-complex="14pt"/>
    </style:style>
    <style:style style:name="TableColumn373" style:family="table-column">
      <style:table-column-properties style:column-width="1.1458in" style:use-optimal-column-width="false"/>
    </style:style>
    <style:style style:name="TableColumn374" style:family="table-column">
      <style:table-column-properties style:column-width="1.1069in" style:use-optimal-column-width="false"/>
    </style:style>
    <style:style style:name="TableColumn375" style:family="table-column">
      <style:table-column-properties style:column-width="1.0937in" style:use-optimal-column-width="false"/>
    </style:style>
    <style:style style:name="Table372" style:family="table">
      <style:table-properties style:width="3.3465in" fo:margin-left="0.0312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Standard" style:family="paragraph">
      <style:text-properties fo:font-size="14pt" style:font-size-asian="14pt" style:font-size-complex="14pt"/>
    </style:style>
    <style:style style:name="TableCell381" style:family="table-cell">
      <style:table-cell-properties fo:border="0.0034in solid #000000" fo:padding-top="0.0381in" fo:padding-left="0.0381in" fo:padding-bottom="0.0381in" fo:padding-right="0.0381in"/>
    </style:style>
    <style:style style:name="P382" style:parent-style-name="Standard" style:family="paragraph">
      <style:text-properties fo:font-size="14pt" style:font-size-asian="14pt" style:font-size-complex="14pt"/>
    </style:style>
    <style:style style:name="P383" style:parent-style-name="Standard" style:family="paragraph">
      <style:text-properties fo:font-size="14pt" style:font-size-asian="14pt" style:font-size-complex="14pt"/>
    </style:style>
    <style:style style:name="T384" style:parent-style-name="VarsayılanParagrafYazıTipi" style:family="text">
      <style:text-properties style:language-asian="tr" style:country-asian="TR" style:language-complex="ar" style:country-complex="SA"/>
    </style:style>
    <style:style style:name="T385" style:parent-style-name="VarsayılanParagrafYazıTipi" style:family="text">
      <style:text-properties style:language-asian="tr" style:country-asian="TR" style:language-complex="ar" style:country-complex="SA"/>
    </style:style>
    <style:style style:name="T386" style:parent-style-name="VarsayılanParagrafYazıTipi" style:family="text">
      <style:text-properties fo:font-size="14pt" style:font-size-asian="14pt" style:font-size-complex="14pt"/>
    </style:style>
    <style:style style:name="T387" style:parent-style-name="VarsayılanParagrafYazıTipi" style:family="text">
      <style:text-properties fo:font-size="15pt" style:font-size-asian="15pt" style:font-size-complex="15pt"/>
    </style:style>
    <style:style style:name="T388" style:parent-style-name="VarsayılanParagrafYazıTipi" style:family="text">
      <style:text-properties fo:font-size="14pt" style:font-size-asian="14pt" style:font-size-complex="14pt"/>
    </style:style>
    <style:style style:name="TableColumn390" style:family="table-column">
      <style:table-column-properties style:column-width="1.1458in" style:use-optimal-column-width="false"/>
    </style:style>
    <style:style style:name="TableColumn391" style:family="table-column">
      <style:table-column-properties style:column-width="1.1201in" style:use-optimal-column-width="false"/>
    </style:style>
    <style:style style:name="Table389" style:family="table">
      <style:table-properties style:width="2.2659in" fo:margin-left="0.0312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95" style:family="table-cell">
      <style:table-cell-properties fo:border="0.0034in solid #000000" fo:padding-top="0.0381in" fo:padding-left="0.0381in" fo:padding-bottom="0.0381in" fo:padding-right="0.0381in"/>
    </style:style>
    <style:style style:name="P396" style:parent-style-name="Standard" style:family="paragraph">
      <style:text-properties fo:font-size="14pt" style:font-size-asian="14pt" style:font-size-complex="14pt"/>
    </style:style>
    <style:style style:name="T397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98" style:parent-style-name="VarsayılanParagrafYazıTipi" style:family="text">
      <style:text-properties fo:font-size="14pt" style:font-size-asian="14pt" style:font-size-complex="14pt" style:language-asian="tr" style:country-asian="TR" style:language-complex="ar" style:country-complex="SA"/>
    </style:style>
    <style:style style:name="T399" style:parent-style-name="VarsayılanParagrafYazıTipi" style:family="text">
      <style:text-properties fo:font-size="14pt" style:font-size-asian="14pt" style:font-size-complex="14pt"/>
    </style:style>
    <style:style style:name="T400" style:parent-style-name="VarsayılanParagrafYazıTipi" style:family="text">
      <style:text-properties fo:font-size="14pt" style:font-size-asian="14pt" style:font-size-complex="14pt"/>
    </style:style>
    <style:style style:name="T401" style:parent-style-name="VarsayılanParagrafYazıTipi" style:family="text">
      <style:text-properties fo:font-size="14pt" style:font-size-asian="14pt" style:font-size-complex="14pt"/>
    </style:style>
    <style:style style:name="T402" style:parent-style-name="VarsayılanParagrafYazıTipi" style:family="text">
      <style:text-properties fo:font-size="14pt" style:font-size-asian="14pt" style:font-size-complex="14pt"/>
    </style:style>
    <style:style style:name="TableColumn404" style:family="table-column">
      <style:table-column-properties style:column-width="1.159in" style:use-optimal-column-width="false"/>
    </style:style>
    <style:style style:name="TableColumn405" style:family="table-column">
      <style:table-column-properties style:column-width="1.1069in" style:use-optimal-column-width="false"/>
    </style:style>
    <style:style style:name="Table403" style:family="table">
      <style:table-properties style:width="2.2659in" fo:margin-left="0.0312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09" style:family="table-cell">
      <style:table-cell-properties fo:border="0.0034in solid #000000" fo:padding-top="0.0381in" fo:padding-left="0.0381in" fo:padding-bottom="0.0381in" fo:padding-right="0.0381in"/>
    </style:style>
    <style:style style:name="P410" style:parent-style-name="Standard" style:family="paragraph">
      <style:text-properties fo:font-size="14pt" style:font-size-asian="14pt" style:font-size-complex="14pt"/>
    </style:style>
    <style:style style:name="P411" style:parent-style-name="Standard" style:family="paragraph">
      <style:text-properties fo:font-size="14pt" style:font-size-asian="14pt" style:font-size-complex="14pt"/>
    </style:style>
    <style:style style:name="P412" style:parent-style-name="Standard" style:family="paragraph">
      <style:text-properties fo:font-size="14pt" style:font-size-asian="14pt" style:font-size-complex="14pt"/>
    </style:style>
    <style:style style:name="P413" style:parent-style-name="Standard" style:family="paragraph">
      <style:text-properties fo:font-size="15pt" style:font-size-asian="15pt" style:font-size-complex="15pt"/>
    </style:style>
    <style:style style:name="P414" style:parent-style-name="Standard" style:family="paragraph">
      <style:text-properties fo:font-size="15pt" style:font-size-asian="15pt" style:font-size-complex="15pt"/>
    </style:style>
    <style:style style:name="P415" style:parent-style-name="Standard" style:family="paragraph">
      <style:text-properties fo:font-size="15pt" style:font-size-asian="15pt" style:font-size-complex="15pt"/>
    </style:style>
    <style:style style:name="P416" style:parent-style-name="Standard" style:family="paragraph">
      <style:text-properties fo:font-size="15pt" style:font-size-asian="15pt" style:font-size-complex="15pt"/>
    </style:style>
    <style:style style:name="P417" style:parent-style-name="Standard" style:family="paragraph">
      <style:text-properties fo:font-size="30pt" style:font-size-asian="30pt" style:font-size-complex="30pt"/>
    </style:style>
    <style:style style:name="P418" style:parent-style-name="Standard" style:family="paragraph">
      <style:text-properties fo:font-size="14pt" style:font-size-asian="14pt" style:font-size-complex="14pt"/>
    </style:style>
    <style:style style:name="P419" style:parent-style-name="Standard" style:list-style-name="LFO3" style:family="paragraph">
      <style:text-properties fo:font-size="14pt" style:font-size-asian="14pt" style:font-size-complex="14pt"/>
    </style:style>
    <style:style style:name="P420" style:parent-style-name="Standard" style:list-style-name="LFO3" style:family="paragraph">
      <style:text-properties fo:font-size="14pt" style:font-size-asian="14pt" style:font-size-complex="14pt"/>
    </style:style>
    <style:style style:name="P421" style:parent-style-name="Standard" style:list-style-name="LFO3" style:family="paragraph">
      <style:text-properties fo:font-size="14pt" style:font-size-asian="14pt" style:font-size-complex="14pt"/>
    </style:style>
    <style:style style:name="P422" style:parent-style-name="Standard" style:list-style-name="LFO3" style:family="paragraph">
      <style:text-properties fo:font-size="14pt" style:font-size-asian="14pt" style:font-size-complex="14pt"/>
    </style:style>
    <style:style style:name="P423" style:parent-style-name="Standard" style:list-style-name="LFO3" style:family="paragraph">
      <style:text-properties fo:font-size="14pt" style:font-size-asian="14pt" style:font-size-complex="14pt"/>
    </style:style>
    <style:style style:name="P424" style:parent-style-name="Standard" style:list-style-name="LFO3" style:family="paragraph">
      <style:text-properties fo:font-size="14pt" style:font-size-asian="14pt" style:font-size-complex="14pt"/>
    </style:style>
    <style:style style:name="P425" style:parent-style-name="Standard" style:list-style-name="LFO3" style:family="paragraph">
      <style:text-properties fo:font-size="14pt" style:font-size-asian="14pt" style:font-size-complex="14pt"/>
    </style:style>
    <style:style style:name="P426" style:parent-style-name="Standard" style:family="paragraph">
      <style:text-properties fo:font-size="14pt" style:font-size-asian="14pt" style:font-size-complex="14pt"/>
    </style:style>
    <style:style style:name="P427" style:parent-style-name="Standard" style:family="paragraph">
      <style:text-properties fo:font-size="30pt" style:font-size-asian="30pt" style:font-size-complex="30pt"/>
    </style:style>
    <style:style style:name="P428" style:parent-style-name="Standard" style:family="paragraph">
      <style:text-properties fo:font-size="25pt" style:font-size-asian="25pt" style:font-size-complex="25pt"/>
    </style:style>
    <style:style style:family="graphic" style:name="a8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9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1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32"/></text:span><text:span text:style-name="T3"><text:s/>BÜTÜNLÜK KISILTLAMALARI</text:span></text:p>
      <text:p text:style-name="Standard"><text:span text:style-name="T4">GUNCELLENECEK</text:span><text:span text:style-name="T5"><text:line-break/></text:span><text:span text:style-name="T6"><text:line-break/></text:span></text:p>
      <text:list text:style-name="LFO1" text:continue-numbering="true">
        <text:list-item>
          <text:p text:style-name="P7"><text:span text:style-name="T8">Her ETKINLIK_TIP'inin birden çok<text:s/></text:span><text:span text:style-name="T9">ETKINLIK_YER'i olabilir.</text:span><text:span text:style-name="T10"><text:line-break/></text:span><text:span text:style-name="T11">Her ETKINLIK_TIP'inin bir etkinlik_kod'u, etkinlik_tur'u vardır.</text:span></text:p>
        </text:list-item>
      </text:list>
      <text:p text:style-name="P12"/>
      <text:list text:style-name="LFO1" text:continue-numbering="true">
        <text:list-item>
          <text:p text:style-name="P13">Her ETKINLIK_YER'inin bir MUSTERI'isi olabilir. ETKINLIK_YER'inin etkinlik_id, il-ilce_id, kapasite, etkinlik_kod, etkinlik_ad'ı vardır.<text:line-break/></text:p>
        </text:list-item>
        <text:list-item>
          <text:p text:style-name="P14">Her MUSTERI'nin <text:s/>bir İL-İLCE'si olacak ve MUSTERI'nin user_id, il-ilce_id, ad, soyad, ceptel, email bilgileri tutulacaktır.</text:p>
        </text:list-item>
      </text:list>
      <text:p text:style-name="P15"/>
      <text:list text:style-name="LFO1" text:continue-numbering="true">
        <text:list-item>
          <text:p text:style-name="P16">Her ETKINLIK_YER'inin bir REZERVE bilgisi olacak ve REZERVE bilgilerinde; etkinlik_id, user_id ve koltuk_id bilgileri tutulacak.<text:line-break/></text:p>
        </text:list-item>
        <text:list-item>
          <text:p text:style-name="P17">Her ETKINLIK_YER'inin bir<text:s/>İL-İLCE'si olacak ve İL-İLCE'de il-ilce_id, il, ilce bilgileri tutulacak.<text:line-break/></text:p>
        </text:list-item>
        <text:list-item>
          <text:p text:style-name="P18">Her REZERVE edilen yerin bir KOLTUK bilgisi olacak, KOLTUK bilgisinde koltuk_id ve koltuk_kod bilgileri tutulacak.</text:p>
        </text:list-item>
      </text:list>
      <text:p text:style-name="P19"/>
      <text:p text:style-name="P20"/>
      <text:p text:style-name="P21"><text:line-break/>VERİTABANI TABLOLARI VE VERİTABANI TABLO BİLGİLERİ</text:p>
      <text:p text:style-name="P22"/>
      <text:p text:style-name="P23"/>
      <text:list text:style-name="LFO2" text:continue-numbering="true">
        <text:list-item>
          <text:p text:style-name="P24"><text:span text:style-name="T25">KATEGORI</text:span><text:span text:style-name="T26">(</text:span><text:span text:style-name="T27">kategori_id,<text:s/></text:span><text:span text:style-name="T28"><text:s/></text:span><text:span text:style-name="T29">kategori_ad</text:span><text:span text:style-name="T30">)</text:span><text:span text:style-name="T31"><text:line-break/></text:span></text:p>
        </text:list-item>
        <text:list-item>
          <text:p text:style-name="P32"><text:span text:style-name="T33">ETKINLIK</text:span><text:span text:style-name="T34">(</text:span><text:span text:style-name="T35">etkinlik_id</text:span><text:span text:style-name="T36">,<text:s/></text:span><text:span text:style-name="T37"><text:s/>etkinlik_ad</text:span><text:span text:style-name="T38">,<text:s/></text:span><text:span text:style-name="T39">etkinlik</text:span><text:span text:style-name="T40">_ilk<text:s/></text:span><text:span text:style-name="T41">_gun, etkinlik</text:span><text:span text:style-name="T42">_ilk<text:s/></text:span><text:span text:style-name="T43">_ay, etkinlik</text:span><text:span text:style-name="T44">_ilk</text:span><text:span text:style-name="T45">_yil</text:span><text:span text:style-name="T46">,</text:span><text:span text:style-name="T47"><text:s/></text:span><text:span text:style-name="T48">etkinlik_son _gun, etkinlik_son _ay, etkinlik_son_yil,</text:span><text:span text:style-name="T49"><text:s/>etkinlik_saat, etkinlik_durum</text:span><text:span text:style-name="T50">, kategori_id</text:span><text:span text:style-name="T51">)</text:span></text:p>
        </text:list-item>
      </text:list>
      <text:p text:style-name="Standard"/>
      <text:list text:style-name="LFO2" text:continue-numbering="true">
        <text:list-item>
          <text:p text:style-name="P52"><text:span text:style-name="T53">YER(yer_id, etkinlik_id, ililce_id, salon_id)</text:span></text:p>
        </text:list-item>
      </text:list>
      <text:p text:style-name="P54"/>
      <text:list text:style-name="LFO2" text:continue-numbering="true">
        <text:list-item>
          <text:p text:style-name="P55"><text:span text:style-name="T56">SALON(</text:span><text:span text:style-name="T57">salon_id, salon_ad, salon_kapasite</text:span><text:span text:style-name="T58">)</text:span><text:span text:style-name="T59"><text:line-break/></text:span></text:p>
        </text:list-item>
        <text:list-item>
          <text:p text:style-name="P60"><text:span text:style-name="T61">MEMBER</text:span><text:span text:style-name="T62">(</text:span><text:span text:style-name="T63">member</text:span><text:span text:style-name="T64">_id</text:span><text:span text:style-name="T65">, ililce_id, member_name, member_surname</text:span><text:span text:style-name="T66">,</text:span><text:span text:style-name="T67"><text:s/>member_email ,</text:span><text:span text:style-name="T68"><text:s/>member_telephone,<text:s/></text:span><text:span text:style-name="T69"><text:s/>member_username, member_password<text:s/></text:span><text:span text:style-name="T70">)</text:span></text:p>
        </text:list-item>
      </text:list>
      <text:p text:style-name="Standard"/>
      <text:list text:style-name="LFO2" text:continue-numbering="true">
        <text:list-item>
          <text:p text:style-name="P71"><text:span text:style-name="T72">ADMIN(admin_id, admin_name, admin_surname, admin_password)</text:span></text:p>
        </text:list-item>
      </text:list>
      <text:p text:style-name="Standard"/>
      <text:soft-page-break/>
      <text:list text:style-name="LFO2" text:continue-numbering="true">
        <text:list-item>
          <text:p text:style-name="P73"><text:span text:style-name="T74">UCRET(ucret_id, ucret_ad, ucret_fiyat)</text:span><text:span text:style-name="T75"><text:line-break/></text:span></text:p>
        </text:list-item>
        <text:list-item>
          <text:p text:style-name="P76"><text:span text:style-name="T77">REZERVE</text:span><text:span text:style-name="T78">(</text:span><text:span text:style-name="T79">rezerve_id, rezerve_gun, rezerve_ay, rezerve_yil,<text:s/></text:span><text:span text:style-name="T80">yer_id,<text:s/></text:span><text:span text:style-name="T81"><text:s/></text:span><text:span text:style-name="T82">koltuk_id</text:span><text:span text:style-name="T83">, ucret_id, member_id</text:span><text:span text:style-name="T84">)</text:span><text:span text:style-name="T85"><text:line-break/></text:span></text:p>
        </text:list-item>
        <text:list-item>
          <text:p text:style-name="P86"><text:span text:style-name="T87">KOLTUK(</text:span><text:span text:style-name="T88">koltuk_id</text:span><text:span text:style-name="T89">, koltuk_a</text:span><text:span text:style-name="T90">d</text:span><text:span text:style-name="T91">, salon_id</text:span><text:span text:style-name="T92">)</text:span><text:span text:style-name="T93"><text:line-break/></text:span></text:p>
        </text:list-item>
        <text:list-item>
          <text:p text:style-name="P94"><text:span text:style-name="T95">ILI</text:span><text:span text:style-name="T96">LCE(</text:span><text:span text:style-name="T97">il</text:span><text:span text:style-name="T98">ilce_id</text:span><text:span text:style-name="T99">, il, ilce</text:span><text:span text:style-name="T100">)</text:span></text:p>
        </text:list-item>
      </text:list>
      <text:p text:style-name="P101"/>
      <text:p text:style-name="Standard"><text:span text:style-name="T102"><text:line-break/></text:span><text:span text:style-name="T103"><text:line-break/></text:span><text:span text:style-name="T104"><text:line-break/></text:span><text:span text:style-name="T105"><text:line-break/></text:span><text:span text:style-name="T106"><text:line-break/></text:span><text:span text:style-name="T107"><text:line-break/></text:span><text:span text:style-name="T108"><text:line-break/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span text:style-name="T131"><text:line-break/></text:span><text:span text:style-name="T132">VARLIK İLİŞKİ ÇİZENEĞİ</text:span><text:span text:style-name="T133"><text:line-break/></text:span></text:p>
      <text:p text:style-name="Standard"><text:span text:style-name="T134"><draw:custom-shape svg:x="0.01378in" svg:y="0.18268in" svg:width="0.75556in" svg:height="0.28542in" draw:z-index="41" draw:id="id0" draw:style-name="a0" draw:name="Serbest Form 19" text:anchor-type="paragraph"><svg:title/><svg:desc/><text:p text:style-name="P135"><text:span text:style-name="T136">il-ilce_i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37"><draw:custom-shape svg:x="5.72992in" svg:y="0.21614in" svg:width="0.75556in" svg:height="0.28542in" draw:z-index="42" draw:id="id1" draw:style-name="a1" draw:name="Serbest Form 20" text:anchor-type="paragraph"><svg:title/><svg:desc/><text:p text:style-name="P138"><text:span text:style-name="T139">user_i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/text:p>
      <text:p text:style-name="P140"/>
      <text:p text:style-name="Standard"><text:span text:style-name="T141"><draw:connector draw:type="line" svg:x1="0.55962in" svg:y1="0.44943in" svg:x2="0.32559in" svg:y2="0.02165in" draw:z-index="38" draw:id="id2" draw:style-name="a2" draw:name="Düz Bağlayıcı 21" text:anchor-type="paragraph"><svg:title/><svg:desc/></draw:connector></text:span><text:span text:style-name="T142"><draw:connector draw:type="line" svg:x1="5.59921in" svg:y1="0.41652in" svg:x2="6.09365in" svg:y2="0.05472in" draw:z-index="48" draw:id="id3" draw:style-name="a3" draw:name="Düz Bağlayıcı 22" text:anchor-type="paragraph"><svg:title/><svg:desc/></draw:connector></text:span></text:p>
      <text:p text:style-name="Standard"><text:span text:style-name="T143"><draw:custom-shape svg:x="4.23268in" svg:y="0.19291in" svg:width="1.36667in" svg:height="0.72917in" draw:z-index="3" draw:id="id4" draw:style-name="a4" draw:name="Dikdörtgen 23" text:anchor-type="paragraph"><svg:title/><svg:desc/><text:p text:style-name="P144">MUSTERI</text:p><draw:enhanced-geometry draw:type="non-primitive" svg:viewBox="0 0 21600 21600" draw:enhanced-path="M 0 0 L 21600 0 21600 21600 0 21600 Z N"/></draw:custom-shape></text:span><text:span text:style-name="T145"><draw:custom-shape svg:x="2.59173in" svg:y="0.04291in" svg:width="0.98889in" svg:height="1.18542in" draw:z-index="9" draw:id="id5" draw:style-name="a5" draw:name="Serbest Form 24" text:anchor-type="paragraph"><svg:title/><svg:desc/><text:p text:style-name="P146">kişi yer bilgisi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/text:p>
      <text:soft-page-break/>
      <text:p text:style-name="Standard"><text:span text:style-name="T147"><draw:custom-shape svg:x="0.56024in" svg:y="0.00197in" svg:width="1.35278in" svg:height="0.72917in" draw:z-index="4" draw:id="id6" draw:style-name="a6" draw:name="Dikdörtgen 25" text:anchor-type="paragraph"><svg:title/><svg:desc/><text:p text:style-name="P148">İL_İLCE</text:p><draw:enhanced-geometry draw:type="non-primitive" svg:viewBox="0 0 21600 21600" draw:enhanced-path="M 0 0 L 21600 0 21600 21600 0 21600 Z N"/></draw:custom-shape></text:span><text:span text:style-name="T149"><draw:custom-shape svg:x="5.88622in" svg:y="0.1937in" svg:width="0.75556in" svg:height="0.28542in" draw:z-index="43" draw:id="id7" draw:style-name="a7" draw:name="Serbest Form 26" text:anchor-type="paragraph"><svg:title/><svg:desc/><text:p text:style-name="P150">il-ilce_i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51"><draw:frame draw:z-index="70" draw:id="id8" draw:style-name="a8" draw:name="Metin Kutusu 27" text:anchor-type="paragraph" svg:x="2.16181in" svg:y="0.11929in" svg:width="0.42917in" svg:height="0.27292in" style:rel-width="scale" style:rel-height="scale"><draw:text-box><text:p text:style-name="Normal"><text:span text:style-name="T152">1</text:span></text:p></draw:text-box><svg:title/><svg:desc/></draw:frame></text:span><text:span text:style-name="T153"><draw:frame draw:z-index="71" draw:id="id9" draw:style-name="a9" draw:name="Metin Kutusu 28" text:anchor-type="paragraph" svg:x="3.72441in" svg:y="0.11929in" svg:width="0.42917in" svg:height="0.27292in" style:rel-width="scale" style:rel-height="scale"><draw:text-box><text:p text:style-name="Normal"><text:span text:style-name="T154">N</text:span></text:p></draw:text-box><svg:title/><svg:desc/></draw:frame></text:span></text:p>
      <text:p text:style-name="Standard"><text:span text:style-name="T155"><draw:connector draw:type="line" svg:x1="1.91378in" svg:y1="0.16929in" svg:x2="2.59156in" svg:y2="0.16929in" draw:z-index="15" draw:id="id10" draw:style-name="a10" draw:name="Düz Bağlayıcı 29" text:anchor-type="paragraph"><svg:title/><svg:desc/></draw:connector></text:span><text:span text:style-name="T156"><draw:connector draw:type="line" svg:x1="3.58071in" svg:y1="0.18248in" svg:x2="4.2321in" svg:y2="0.16929in" draw:z-index="16" draw:id="id11" draw:style-name="a11" draw:name="Düz Bağlayıcı 30" text:anchor-type="paragraph"><svg:title/><svg:desc/></draw:connector></text:span><text:span text:style-name="T157"><draw:connector draw:type="line" svg:x1="5.59921in" svg:y1="0.12077in" svg:x2="5.88463in" svg:y2="0.10827in" draw:z-index="49" draw:id="id12" draw:style-name="a12" draw:name="Düz Bağlayıcı 31" text:anchor-type="paragraph"><svg:title/><svg:desc/></draw:connector></text:span><text:span text:style-name="T158"><draw:connector draw:type="line" svg:x1="1.96378in" svg:y1="0.21024in" svg:x2="2.54642in" svg:y2="0.21024in" draw:z-index="69" draw:id="id13" draw:style-name="a13" draw:name="Düz Bağlayıcı 32" text:anchor-type="paragraph"><svg:title/><svg:desc/></draw:connector></text:span></text:p>
      <text:p text:style-name="P159"/>
      <text:p text:style-name="Standard"><text:span text:style-name="T160"><draw:connector draw:type="line" svg:x1="3.58071in" svg:y1="1.86962in" svg:x2="4.2321in" svg:y2="0.02795in" draw:z-index="7" draw:id="id14" draw:style-name="a14" draw:name="Düz Bağlayıcı 33" text:anchor-type="paragraph"><svg:title/><svg:desc/></draw:connector></text:span><text:span text:style-name="T161"><draw:connector draw:type="line" svg:x1="1.36752in" svg:y1="1.07899in" svg:x2="1.35433in" svg:y2="0.06024in" draw:z-index="18" draw:id="id15" draw:style-name="a15" draw:name="Düz Bağlayıcı 34" text:anchor-type="paragraph"><svg:title/><svg:desc/></draw:connector></text:span><text:span text:style-name="T162"><draw:connector draw:type="line" svg:x1="0.5589in" svg:y1="0.06024in" svg:x2="0.41654in" svg:y2="0.36788in" draw:z-index="39" draw:id="id16" draw:style-name="a16" draw:name="Düz Bağlayıcı 35" text:anchor-type="paragraph"><svg:title/><svg:desc/></draw:connector></text:span><text:span text:style-name="T163"><draw:connector draw:type="line" svg:x1="0.91093in" svg:y1="0.06024in" svg:x2="0.89843in" svg:y2="0.79288in" draw:z-index="40" draw:id="id17" draw:style-name="a17" draw:name="Düz Bağlayıcı 36" text:anchor-type="paragraph"><svg:title/><svg:desc/></draw:connector></text:span><text:span text:style-name="T164"><draw:connector draw:type="line" svg:x1="5.59921in" svg:y1="0.02795in" svg:x2="5.72976in" svg:y2="0.3967in" draw:z-index="50" draw:id="id18" draw:style-name="a18" draw:name="Düz Bağlayıcı 37" text:anchor-type="paragraph"><svg:title/><svg:desc/></draw:connector></text:span><text:span text:style-name="T165"><draw:connector draw:type="line" svg:x1="5.44291in" svg:y1="0.02795in" svg:x2="5.4561in" svg:y2="0.85087in" draw:z-index="51" draw:id="id19" draw:style-name="a19" draw:name="Düz Bağlayıcı 38" text:anchor-type="paragraph"><svg:title/><svg:desc/></draw:connector></text:span><text:span text:style-name="T166"><draw:connector draw:type="line" svg:x1="5.10433in" svg:y1="0.02795in" svg:x2="5.10433in" svg:y2="1.26337in" draw:z-index="52" draw:id="id20" draw:style-name="a20" draw:name="Düz Bağlayıcı 39" text:anchor-type="paragraph"><svg:title/><svg:desc/></draw:connector></text:span><text:span text:style-name="T167"><draw:connector draw:type="line" svg:x1="4.58248in" svg:y1="0.02795in" svg:x2="4.55748in" svg:y2="1.65851in" draw:z-index="53" draw:id="id21" draw:style-name="a21" draw:name="Düz Bağlayıcı 40" text:anchor-type="paragraph"><svg:title/><svg:desc/></draw:connector></text:span></text:p>
      <text:p text:style-name="Standard"><text:span text:style-name="T168"><draw:custom-shape svg:x="0.04016in" svg:y="0.14528in" svg:width="0.75556in" svg:height="0.28542in" draw:z-index="37" draw:id="id22" draw:style-name="a22" draw:name="Serbest Form 41" text:anchor-type="paragraph"><svg:title/><svg:desc/><text:p text:style-name="Normal"><text:s text:c="7"/>il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69"><draw:custom-shape svg:x="5.72992in" svg:y="0.12717in" svg:width="0.75556in" svg:height="0.28542in" draw:z-index="44" draw:id="id23" draw:style-name="a23" draw:name="Serbest Form 42" text:anchor-type="paragraph"><svg:title/><svg:desc/><text:p text:style-name="Normal"><text:s text:c="5"/>a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70"><draw:frame draw:z-index="81" draw:id="id24" draw:style-name="a24" draw:name="Metin Kutusu 43" text:anchor-type="paragraph" svg:x="1.45354in" svg:y="0.16811in" svg:width="0.42917in" svg:height="0.30278in" style:rel-width="scale" style:rel-height="scale"><draw:text-box><text:p text:style-name="Normal"><text:span text:style-name="T171">N</text:span></text:p></draw:text-box><svg:title/><svg:desc/></draw:frame></text:span></text:p>
      <text:p text:style-name="Standard"><text:span text:style-name="T172"><draw:frame draw:z-index="68" draw:id="id25" draw:style-name="a25" draw:name="Metin Kutusu 44" text:anchor-type="paragraph" svg:x="3.69803in" svg:y="0.21024in" svg:width="0.42917in" svg:height="0.27292in" style:rel-width="scale" style:rel-height="scale"><draw:text-box><text:p text:style-name="Normal"><text:span text:style-name="T173">N</text:span></text:p></draw:text-box><svg:title/><svg:desc/></draw:frame></text:span></text:p>
      <text:p text:style-name="Standard"><text:span text:style-name="T174"><draw:custom-shape svg:x="0.40472in" svg:y="0.12283in" svg:width="0.75556in" svg:height="0.28542in" draw:z-index="36" draw:id="id26" draw:style-name="a26" draw:name="Serbest Form 45" text:anchor-type="paragraph"><svg:title/><svg:desc/><text:p text:style-name="Normal"><text:s text:c="5"/>ilce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75"><draw:custom-shape svg:x="5.32559in" svg:y="0.18071in" svg:width="0.75556in" svg:height="0.28542in" draw:z-index="47" draw:id="id27" draw:style-name="a27" draw:name="Serbest Form 46" text:anchor-type="paragraph"><svg:title/><svg:desc/><text:p text:style-name="Normal"><text:s text:c="3"/>soya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/text:p>
      <text:p text:style-name="Standard"><text:span text:style-name="T176"><draw:custom-shape svg:x="0.88543in" svg:y="0.18543in" svg:width="0.98889in" svg:height="1.18542in" draw:z-index="8" draw:id="id28" draw:style-name="a28" draw:name="Serbest Form 47" text:anchor-type="paragraph"><svg:title/><svg:desc/><text:p text:style-name="P177">yer bilgisi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/text:p>
      <text:p text:style-name="Standard"><text:span text:style-name="T178"><draw:custom-shape svg:x="2.59173in" svg:y="0.16024in" svg:width="0.98889in" svg:height="1.18542in" draw:z-index="10" draw:id="id29" draw:style-name="a29" draw:name="Serbest Form 48" text:anchor-type="paragraph"><svg:title/><svg:desc/><text:p text:style-name="P179">satın alma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180"><draw:custom-shape svg:x="4.8311in" svg:y="0.14567in" svg:width="0.75556in" svg:height="0.28542in" draw:z-index="45" draw:id="id30" draw:style-name="a30" draw:name="Serbest Form 49" text:anchor-type="paragraph"><svg:title/><svg:desc/><text:p text:style-name="Normal"><text:s text:c="3"/>ceptel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/text:p>
      <text:p text:style-name="P181"/>
      <text:p text:style-name="Standard"><text:span text:style-name="T182"><draw:custom-shape svg:x="4.23268in" svg:y="0.0937in" svg:width="0.75556in" svg:height="0.28542in" draw:z-index="46" draw:id="id31" draw:style-name="a31" draw:name="Serbest Form 50" text:anchor-type="paragraph"><svg:title/><svg:desc/><text:p text:style-name="Normal"><text:s text:c="4"/>email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/text:p>
      <text:p text:style-name="Standard"><text:span text:style-name="T183"><draw:connector draw:type="line" svg:x1="1.96614in" svg:y1="1.46731in" svg:x2="2.59114in" svg:y2="0.08189in" draw:z-index="6" draw:id="id32" draw:style-name="a32" draw:name="Düz Bağlayıcı 51" text:anchor-type="paragraph"><svg:title/><svg:desc/></draw:connector></text:span></text:p>
      <text:p text:style-name="P184"/>
      <text:p text:style-name="Standard"><text:span text:style-name="T185"><draw:connector draw:type="line" svg:x1="1.36673in" svg:y1="0.02913in" svg:x2="1.34173in" svg:y2="1.0208in" draw:z-index="17" draw:id="id33" draw:style-name="a33" draw:name="Düz Bağlayıcı 52" text:anchor-type="paragraph"><svg:title/><svg:desc/></draw:connector></text:span><text:span text:style-name="T186"><draw:frame draw:z-index="67" draw:id="id34" draw:style-name="a34" draw:name="Metin Kutusu 53" text:anchor-type="paragraph" svg:x="1.96614in" svg:y="0.18661in" svg:width="0.42917in" svg:height="0.27292in" style:rel-width="scale" style:rel-height="scale"><draw:text-box><text:p text:style-name="Normal"><text:span text:style-name="T187">N</text:span></text:p></draw:text-box><svg:title/><svg:desc/></draw:frame></text:span></text:p>
      <text:p text:style-name="Standard"><text:span text:style-name="T188"><draw:custom-shape svg:x="0.04016in" svg:y="0.16929in" svg:width="0.75556in" svg:height="0.28542in" draw:z-index="27" draw:id="id35" draw:style-name="a35" draw:name="Serbest Form 54" text:anchor-type="paragraph"><svg:title/><svg:desc/><text:p text:style-name="Normal"><text:span text:style-name="T189">etkinlik_i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90"><draw:custom-shape svg:x="5.66457in" svg:y="0.0937in" svg:width="0.87153in" svg:height="0.3in" draw:z-index="54" draw:id="id36" draw:style-name="a36" draw:name="Serbest Form 55" text:anchor-type="paragraph"><svg:title/><svg:desc/><text:p text:style-name="P191"><text:span text:style-name="T192">etkinlik_ko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193"><draw:frame draw:z-index="72" draw:id="id37" draw:style-name="a37" draw:name="Metin Kutusu 56" text:anchor-type="paragraph" svg:x="1.41929in" svg:y="0.18268in" svg:width="0.42917in" svg:height="0.27292in" style:rel-width="scale" style:rel-height="scale"><draw:text-box><text:p text:style-name="Normal"><text:span text:style-name="T194">N</text:span></text:p></draw:text-box><svg:title/><svg:desc/></draw:frame></text:span></text:p>
      <text:p text:style-name="Standard"><text:span text:style-name="T195"><draw:connector draw:type="line" svg:x1="5.71614in" svg:y1="0.54797in" svg:x2="5.97656in" svg:y2="0.1563in" draw:z-index="61" draw:id="id38" draw:style-name="a38" draw:name="Düz Bağlayıcı 57" text:anchor-type="paragraph"><svg:title/><svg:desc/></draw:connector></text:span></text:p>
      <text:p text:style-name="Standard"><text:span text:style-name="T196"><draw:custom-shape svg:x="4.38976in" svg:y="3.26102in" svg:width="1.35278in" svg:height="0.72917in" draw:z-index="2" draw:id="id39" draw:style-name="a39" draw:name="Dikdörtgen 58" text:anchor-type="paragraph"><svg:title/><svg:desc/><text:p text:style-name="P197">REZERVE</text:p><draw:enhanced-geometry draw:type="non-primitive" svg:viewBox="0 0 21600 21600" draw:enhanced-path="M 0 0 L 21600 0 21600 21600 0 21600 Z N"/></draw:custom-shape></text:span><text:span text:style-name="T198"><draw:custom-shape svg:x="0.62559in" svg:y="3.21457in" svg:width="1.36667in" svg:height="0.72917in" draw:z-index="5" draw:id="id40" draw:style-name="a40" draw:name="Dikdörtgen 59" text:anchor-type="paragraph"><svg:title/><svg:desc/><text:p text:style-name="P199">KOLTUK</text:p><draw:enhanced-geometry draw:type="non-primitive" svg:viewBox="0 0 21600 21600" draw:enhanced-path="M 0 0 L 21600 0 21600 21600 0 21600 Z N"/></draw:custom-shape></text:span><text:span text:style-name="T200"><draw:custom-shape svg:x="0.59921in" svg:y="0.35079in" svg:width="1.36667in" svg:height="0.67014in" draw:z-index="251658240" draw:id="id41" draw:style-name="a41" draw:name="Dikdörtgen 60" text:anchor-type="paragraph"><svg:title/><svg:desc/><text:p text:style-name="P201">ETKINLIK_YER</text:p><draw:enhanced-geometry draw:type="non-primitive" svg:viewBox="0 0 21600 21600" draw:enhanced-path="M 0 0 L 21600 0 21600 21600 0 21600 Z N"/></draw:custom-shape></text:span><text:span text:style-name="T202"><draw:custom-shape svg:x="4.34921in" svg:y="0.3252in" svg:width="1.36667in" svg:height="0.72917in" draw:z-index="251659264" draw:id="id42" draw:style-name="a42" draw:name="Dikdörtgen 61" text:anchor-type="paragraph"><svg:title/><svg:desc/><text:p text:style-name="P203">ETKINLIK_TIP</text:p><draw:enhanced-geometry draw:type="non-primitive" svg:viewBox="0 0 21600 21600" draw:enhanced-path="M 0 0 L 21600 0 21600 21600 0 21600 Z N"/></draw:custom-shape></text:span><text:span text:style-name="T204"><draw:custom-shape svg:x="2.60984in" svg:y="1.63661in" svg:width="0.98889in" svg:height="1.18542in" draw:z-index="11" draw:id="id43" draw:style-name="a43" draw:name="Serbest Form 62" text:anchor-type="paragraph"><svg:title/><svg:desc/><text:p text:style-name="P205">etkinlik alanı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206"><draw:custom-shape svg:x="2.59173in" svg:y="0.16024in" svg:width="0.98889in" svg:height="1.18542in" draw:z-index="12" draw:id="id44" draw:style-name="a44" draw:name="Serbest Form 63" text:anchor-type="paragraph"><svg:title/><svg:desc/><text:p text:style-name="P207">etkinlik alanı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208"><draw:custom-shape svg:x="2.59173in" svg:y="0.16024in" svg:width="0.98889in" svg:height="1.18542in" draw:z-index="13" draw:id="id45" draw:style-name="a45" draw:name="Serbest Form 64" text:anchor-type="paragraph"><svg:title/><svg:desc/><text:p text:style-name="P209">etkinlik alanı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210"><draw:custom-shape svg:x="2.61732in" svg:y="3.0311in" svg:width="0.98889in" svg:height="1.18542in" draw:z-index="14" draw:id="id46" draw:style-name="a46" draw:name="Serbest Form 65" text:anchor-type="paragraph"><svg:title/><svg:desc/><text:p text:style-name="P211">rezerve<text:line-break/><text:s/>kontrol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212"><draw:connector draw:type="line" svg:x1="2.59114in" svg:y1="0.74715in" svg:x2="1.96614in" svg:y2="0.73465in" draw:z-index="19" draw:id="id47" draw:style-name="a47" draw:name="Düz Bağlayıcı 66" text:anchor-type="paragraph"><svg:title/><svg:desc/></draw:connector></text:span><text:span text:style-name="T213"><draw:connector draw:type="line" svg:x1="3.58071in" svg:y1="0.75551in" svg:x2="4.34946in" svg:y2="0.75551in" draw:z-index="20" draw:id="id48" draw:style-name="a48" draw:name="Düz Bağlayıcı 67" text:anchor-type="paragraph"><svg:title/><svg:desc/></draw:connector></text:span><text:span text:style-name="T214"><draw:connector draw:type="line" svg:x1="2.61752in" svg:y1="3.62087in" svg:x2="1.99252in" svg:y2="3.62434in" draw:z-index="21" draw:id="id49" draw:style-name="a49" draw:name="Düz Bağlayıcı 68" text:anchor-type="paragraph"><svg:title/><svg:desc/></draw:connector></text:span><text:span text:style-name="T215"><draw:connector draw:type="line" svg:x1="3.6063in" svg:y1="3.61683in" svg:x2="4.38894in" svg:y2="3.61614in" draw:z-index="22" draw:id="id50" draw:style-name="a50" draw:name="Düz Bağlayıcı 69" text:anchor-type="paragraph"><svg:title/><svg:desc/></draw:connector></text:span><text:span text:style-name="T216"><draw:connector draw:type="line" svg:x1="3.64803in" svg:y1="0.8in" svg:x2="4.2897in" svg:y2="0.8in" draw:z-index="23" draw:id="id51" draw:style-name="a51" draw:name="Düz Bağlayıcı 70" text:anchor-type="paragraph"><svg:title/><svg:desc/></draw:connector></text:span><text:span text:style-name="T217"><draw:connector draw:type="line" svg:x1="1.96614in" svg:y1="1.02165in" svg:x2="3.10642in" svg:y2="1.63693in" draw:z-index="24" draw:id="id52" draw:style-name="a52" draw:name="Düz Bağlayıcı 71" text:anchor-type="paragraph"><svg:title/><svg:desc/></draw:connector></text:span><text:span text:style-name="T218"><draw:connector draw:type="line" svg:x1="3.09646in" svg:y1="2.82205in" svg:x2="4.38813in" svg:y2="3.26094in" draw:z-index="25" draw:id="id53" draw:style-name="a53" draw:name="Düz Bağlayıcı 72" text:anchor-type="paragraph"><svg:title/><svg:desc/></draw:connector></text:span><text:span text:style-name="T219"><draw:custom-shape svg:x="0.4563in" svg:y="1.80551in" svg:width="0.75556in" svg:height="0.28542in" draw:z-index="26" draw:id="id54" draw:style-name="a54" draw:name="Serbest Form 73" text:anchor-type="paragraph"><svg:title/><svg:desc/><text:p text:style-name="Normal"><text:s text:c="2"/>kapasite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20"><draw:custom-shape svg:x="1.62795in" svg:y="1.51929in" svg:width="0.75556in" svg:height="0.28542in" draw:z-index="28" draw:id="id55" draw:style-name="a55" draw:name="Serbest Form 74" text:anchor-type="paragraph"><svg:title/><svg:desc/><text:p text:style-name="Normal">etkinlik_a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21"><draw:custom-shape svg:x="0.89921in" svg:y="2.18346in" svg:width="0.85903in" svg:height="0.31528in" draw:z-index="29" draw:id="id56" draw:style-name="a56" draw:name="Serbest Form 75" text:anchor-type="paragraph"><svg:title/><svg:desc/><text:p text:style-name="Normal">etkinlik_ko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22"><draw:custom-shape svg:x="0.07795in" svg:y="1.38898in" svg:width="0.75556in" svg:height="0.28542in" draw:z-index="30" draw:id="id57" draw:style-name="a57" draw:name="Serbest Form 76" text:anchor-type="paragraph"><svg:title/><svg:desc/><text:p text:style-name="Normal">il-ilce_i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23"><draw:connector draw:type="line" svg:x1="0.39094in" svg:y1="0.00827in" svg:x2="0.59858in" svg:y2="0.34994in" draw:z-index="31" draw:id="id58" draw:style-name="a58" draw:name="Düz Bağlayıcı 77" text:anchor-type="paragraph"><svg:title/><svg:desc/></draw:connector></text:span><text:span text:style-name="T224"><draw:connector draw:type="line" svg:x1="0.59797in" svg:y1="1.02165in" svg:x2="0.4563in" svg:y2="1.38832in" draw:z-index="32" draw:id="id59" draw:style-name="a59" draw:name="Düz Bağlayıcı 78" text:anchor-type="paragraph"><svg:title/><svg:desc/></draw:connector></text:span><text:span text:style-name="T225"><draw:connector draw:type="line" svg:x1="0.9377in" svg:y1="1.02165in" svg:x2="0.9252in" svg:y2="1.80498in" draw:z-index="33" draw:id="id60" draw:style-name="a60" draw:name="Düz Bağlayıcı 79" text:anchor-type="paragraph"><svg:title/><svg:desc/></draw:connector></text:span><text:span text:style-name="T226"><draw:connector draw:type="line" svg:x1="1.30226in" svg:y1="1.02165in" svg:x2="1.28976in" svg:y2="2.18345in" draw:z-index="34" draw:id="id61" draw:style-name="a61" draw:name="Düz Bağlayıcı 80" text:anchor-type="paragraph"><svg:title/><svg:desc/></draw:connector></text:span><text:span text:style-name="T227"><draw:connector draw:type="line" svg:x1="1.64094in" svg:y1="1.02165in" svg:x2="1.96594in" svg:y2="1.51957in" draw:z-index="35" draw:id="id62" draw:style-name="a62" draw:name="Düz Bağlayıcı 81" text:anchor-type="paragraph"><svg:title/><svg:desc/></draw:connector></text:span><text:span text:style-name="T228"><draw:custom-shape svg:x="5.9252in" svg:y="0.54921in" svg:width="0.75556in" svg:height="0.28542in" draw:z-index="55" draw:id="id63" draw:style-name="a63" draw:name="Serbest Form 82" text:anchor-type="paragraph"><svg:title/><svg:desc/><text:p text:style-name="Normal">etkinlik_tur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29"><draw:custom-shape svg:x="0.02638in" svg:y="2.72362in" svg:width="0.75556in" svg:height="0.28542in" draw:z-index="56" draw:id="id64" draw:style-name="a64" draw:name="Serbest Form 83" text:anchor-type="paragraph"><svg:title/><svg:desc/><text:p text:style-name="P230"><text:span text:style-name="T231">koltuk_i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32"><draw:custom-shape svg:x="5.9126in" svg:y="3.44016in" svg:width="0.75556in" svg:height="0.28542in" draw:z-index="57" draw:id="id65" draw:style-name="a65" draw:name="Serbest Form 84" text:anchor-type="paragraph"><svg:title/><svg:desc/><text:p text:style-name="P233">user_i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34"><draw:custom-shape svg:x="0.01378in" svg:y="4.24803in" svg:width="0.75556in" svg:height="0.28542in" draw:z-index="58" draw:id="id66" draw:style-name="a66" draw:name="Serbest Form 85" text:anchor-type="paragraph"><svg:title/><svg:desc/><text:p text:style-name="Normal">koltuk_ko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35"><draw:custom-shape svg:x="5.62638in" svg:y="2.5937in" svg:width="0.75556in" svg:height="0.28542in" draw:z-index="59" draw:id="id67" draw:style-name="a67" draw:name="Serbest Form 86" text:anchor-type="paragraph"><svg:title/><svg:desc/><text:p text:style-name="Normal"><text:span text:style-name="T236">etkinlik_id</text:span>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37"><draw:custom-shape svg:x="5.63898in" svg:y="4.26378in" svg:width="0.75556in" svg:height="0.28542in" draw:z-index="60" draw:id="id68" draw:style-name="a68" draw:name="Serbest Form 87" text:anchor-type="paragraph"><svg:title/><svg:desc/><text:p text:style-name="P238">koltuk_id</text:p><draw:enhanced-geometry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span><text:span text:style-name="T239"><draw:connector draw:type="line" svg:x1="5.71614in" svg:y1="0.69252in" svg:x2="5.92517in" svg:y2="0.69252in" draw:z-index="62" draw:id="id69" draw:style-name="a69" draw:name="Düz Bağlayıcı 88" text:anchor-type="paragraph"><svg:title/><svg:desc/></draw:connector></text:span><text:span text:style-name="T240"><draw:connector draw:type="line" svg:x1="0.62497in" svg:y1="3.21401in" svg:x2="0.39094in" svg:y2="3.00984in" draw:z-index="63" draw:id="id70" draw:style-name="a70" draw:name="Düz Bağlayıcı 89" text:anchor-type="paragraph"><svg:title/><svg:desc/></draw:connector></text:span><text:span text:style-name="T241"><draw:connector draw:type="line" svg:x1="0.62586in" svg:y1="3.9437in" svg:x2="0.40433in" svg:y2="4.24787in" draw:z-index="64" draw:id="id71" draw:style-name="a71" draw:name="Düz Bağlayıcı 90" text:anchor-type="paragraph"><svg:title/><svg:desc/></draw:connector></text:span><text:span text:style-name="T242"><draw:frame draw:z-index="65" draw:id="id72" draw:style-name="a72" draw:name="Metin Kutusu 91" text:anchor-type="paragraph" svg:x="3.85433in" svg:y="0.48189in" svg:width="0.42917in" svg:height="0.27292in" style:rel-width="scale" style:rel-height="scale"><draw:text-box><text:p text:style-name="Normal"><text:span text:style-name="T243">1</text:span></text:p></draw:text-box><svg:title/><svg:desc/></draw:frame></text:span><text:span text:style-name="T244"><draw:frame draw:z-index="66" draw:id="id73" draw:style-name="a73" draw:name="Metin Kutusu 92" text:anchor-type="paragraph" svg:x="2.16181in" svg:y="0.46102in" svg:width="0.42917in" svg:height="0.27292in" style:rel-width="scale" style:rel-height="scale"><draw:text-box><text:p text:style-name="Normal"><text:span text:style-name="T245">N</text:span></text:p></draw:text-box><svg:title/><svg:desc/></draw:frame></text:span><text:span text:style-name="T246"><draw:frame draw:z-index="73" draw:id="id74" draw:style-name="a74" draw:name="Metin Kutusu 93" text:anchor-type="paragraph" svg:x="2.42205in" svg:y="1.02165in" svg:width="0.42917in" svg:height="0.27292in" style:rel-width="scale" style:rel-height="scale"><draw:text-box><text:p text:style-name="Normal"><text:span text:style-name="T247">N</text:span></text:p></draw:text-box><svg:title/><svg:desc/></draw:frame></text:span><text:span text:style-name="T248"><draw:frame draw:z-index="74" draw:id="id75" draw:style-name="a75" draw:name="Metin Kutusu 94" text:anchor-type="paragraph" svg:x="3.52835in" svg:y="2.75748in" svg:width="0.42917in" svg:height="0.27292in" style:rel-width="scale" style:rel-height="scale"><draw:text-box><text:p text:style-name="Normal"><text:span text:style-name="T249">N</text:span></text:p></draw:text-box><svg:title/><svg:desc/></draw:frame></text:span><text:span text:style-name="T250"><draw:frame draw:z-index="75" draw:id="id76" draw:style-name="a76" draw:name="Metin Kutusu 95" text:anchor-type="paragraph" svg:x="3.82835in" svg:y="3.34252in" svg:width="0.42917in" svg:height="0.30278in" style:rel-width="scale" style:rel-height="scale"><draw:text-box><text:p text:style-name="Normal"><text:span text:style-name="T251">1</text:span></text:p></draw:text-box><svg:title/><svg:desc/></draw:frame></text:span><text:span text:style-name="T252"><draw:connector draw:type="line" svg:x1="2.02441in" svg:y1="3.6689in" svg:x2="2.59455in" svg:y2="3.6689in" draw:z-index="76" draw:id="id77" draw:style-name="a77" draw:name="Düz Bağlayıcı 96" text:anchor-type="paragraph"><svg:title/><svg:desc/></draw:connector></text:span><text:span text:style-name="T253"><draw:connector draw:type="line" svg:x1="5.74291in" svg:y1="3.26047in" svg:x2="6.01235in" svg:y2="2.87992in" draw:z-index="77" draw:id="id78" draw:style-name="a78" draw:name="Düz Bağlayıcı 97" text:anchor-type="paragraph"><svg:title/><svg:desc/></draw:connector></text:span><text:span text:style-name="T254"><draw:connector draw:type="line" svg:x1="5.74291in" svg:y1="3.59446in" svg:x2="5.91166in" svg:y2="3.58543in" draw:z-index="78" draw:id="id79" draw:style-name="a79" draw:name="Düz Bağlayıcı 98" text:anchor-type="paragraph"><svg:title/><svg:desc/></draw:connector></text:span><text:span text:style-name="T255"><draw:connector draw:type="line" svg:x1="5.74291in" svg:y1="3.99016in" svg:x2="6.07555in" svg:y2="4.26308in" draw:z-index="79" draw:id="id80" draw:style-name="a80" draw:name="Düz Bağlayıcı 99" text:anchor-type="paragraph"><svg:title/><svg:desc/></draw:connector></text:span><text:span text:style-name="T256"><draw:frame draw:z-index="80" draw:id="id81" draw:style-name="a81" draw:name="Metin Kutusu 100" text:anchor-type="paragraph" svg:x="2.27087in" svg:y="3.36614in" svg:width="0.42917in" svg:height="0.30278in" style:rel-width="scale" style:rel-height="scale"><draw:text-box><text:p text:style-name="Normal"><text:span text:style-name="T257">1</text:span></text:p></draw:text-box><svg:title/><svg:desc/></draw:frame></text:span><text:span text:style-name="T258"><text:line-break/></text:span><text:span text:style-name="T259"><text:line-break/></text:span><text:span text:style-name="T260"><text:line-break/></text:span><text:span text:style-name="T261"><text:line-break/></text:span><text:span text:style-name="T262"><text:line-break/></text:span><text:span text:style-name="T263"><text:line-break/></text:span><text:span text:style-name="T264"><text:line-break/></text:span><text:span text:style-name="T265"><text:line-break/></text:span><text:span text:style-name="T266"><text:line-break/></text:span><text:span text:style-name="T267"><text:line-break/></text:span><text:span text:style-name="T268"><text:line-break/></text:span><text:span text:style-name="T269"><text:line-break/></text:span><text:span text:style-name="T270"><text:line-break/></text:span><text:span text:style-name="T271"><text:line-break/></text:span><text:span text:style-name="T272"><text:line-break/></text:span><text:span text:style-name="T273"><text:line-break/></text:span><text:span text:style-name="T274"><text:line-break/></text:span><text:span text:style-name="T275"><text:line-break/></text:span><text:span text:style-name="T276"><text:line-break/></text:span><text:span text:style-name="T277"><text:line-break/></text:span><text:span text:style-name="T278"><text:line-break/></text:span></text:p>
      <text:p text:style-name="P279"/>
      <text:p text:style-name="P280"><text:span text:style-name="T281"><text:s text:c="32"/>İLİŞKİSEL ŞEMA ÇİZENEĞİ</text:span><text:span text:style-name="T282"><text:line-break/></text:span><text:span text:style-name="T283"><text:line-break/></text:span><text:span text:style-name="T284"><text:line-break/></text:span><text:span text:style-name="T285"><text:line-break/></text:span><text:span text:style-name="T286"><text:line-break/></text:span><text:span text:style-name="T287"><text:line-break/></text:span><text:span text:style-name="T288"><text:line-break/></text:span><text:span text:style-name="T289">MUSTERI</text:span><text:span text:style-name="T290"><text:line-break/></text:span><text:soft-page-break/><text:span text:style-name="T291"><text:line-break/></text:span></text:p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user_id</text:p>
          </table:table-cell>
          <table:table-cell table:style-name="TableCell302">
            <text:p text:style-name="P303">il-ilce_id</text:p>
          </table:table-cell>
          <table:table-cell table:style-name="TableCell304">
            <text:p text:style-name="P305"><text:s/>ad</text:p>
          </table:table-cell>
          <table:table-cell table:style-name="TableCell306">
            <text:p text:style-name="P307">soyad</text:p>
          </table:table-cell>
          <table:table-cell table:style-name="TableCell308">
            <text:p text:style-name="P309">ceptel</text:p>
          </table:table-cell>
          <table:table-cell table:style-name="TableCell310">
            <text:p text:style-name="P311">email</text:p>
          </table:table-cell>
        </table:table-row>
      </table:table>
      <text:p text:style-name="P312"><text:span text:style-name="T313"><draw:connector draw:type="line" svg:x1="6.25in" svg:y1="0.2752in" svg:x2="6.2625in" svg:y2="1.45853in" draw:z-index="82" draw:id="id82" draw:style-name="a82" draw:name="Düz Bağlayıcı 101" text:anchor-type="paragraph"><svg:title/><svg:desc/></draw:connector></text:span><text:span text:style-name="T314"><draw:connector draw:type="line" svg:x1="6.24995in" svg:y1="0.275in" svg:x2="0.48189in" svg:y2="0.26181in" draw:z-index="85" draw:id="id83" draw:style-name="a83" draw:name="Düz Bağlayıcı 102" text:anchor-type="paragraph"><svg:title/><svg:desc/></draw:connector></text:span><text:span text:style-name="T315"><draw:connector draw:type="line" svg:x1="0.48189in" svg:y1="0.2611in" svg:x2="0.48189in" svg:y2="0.01457in" draw:z-index="86" draw:id="id84" draw:style-name="a84" draw:name="Düz Bağlayıcı 103" text:anchor-type="paragraph"><svg:title/><svg:desc/></draw:connector></text:span><text:span text:style-name="T316"><draw:connector draw:type="line" svg:x1="1.64114in" svg:y1="0.04016in" svg:x2="1.62795in" svg:y2="0.8728in" draw:z-index="87" draw:id="id85" draw:style-name="a85" draw:name="Düz Bağlayıcı 104" text:anchor-type="paragraph"><svg:title/><svg:desc/></draw:connector></text:span><text:span text:style-name="T317"><text:line-break/></text:span><text:span text:style-name="T318"><text:line-break/></text:span><text:span text:style-name="T319">ETKINLIK_YER</text:span><text:span text:style-name="T320"><text:line-break/></text:span></text:p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Standard"><text:span text:style-name="T329">etkinlik_id</text:span><text:span text:style-name="T330"><text:s text:c="4"/></text:span></text:p>
          </table:table-cell>
          <table:table-cell table:style-name="TableCell331">
            <text:p text:style-name="P332">il-ilce_id</text:p>
          </table:table-cell>
          <table:table-cell table:style-name="TableCell333">
            <text:p text:style-name="P334">kapasite</text:p>
          </table:table-cell>
          <table:table-cell table:style-name="TableCell335">
            <text:p text:style-name="P336">etkinlik_kod</text:p>
          </table:table-cell>
          <table:table-cell table:style-name="TableCell337">
            <text:p text:style-name="P338">etkinlik_ad</text:p>
          </table:table-cell>
        </table:table-row>
      </table:table>
      <text:p text:style-name="P339"><text:span text:style-name="T340"><draw:connector draw:type="line" svg:x1="6.26264in" svg:y1="0.29518in" svg:x2="1.74528in" svg:y2="0.28268in" draw:z-index="83" draw:id="id86" draw:style-name="a86" draw:name="Düz Bağlayıcı 105" text:anchor-type="paragraph"><svg:title/><svg:desc/></draw:connector></text:span><text:span text:style-name="T341"><draw:connector draw:type="line" svg:x1="1.74528in" svg:y1="0.28268in" svg:x2="1.74528in" svg:y2="0.90768in" draw:z-index="84" draw:id="id87" draw:style-name="a87" draw:name="Düz Bağlayıcı 106" text:anchor-type="paragraph"><svg:title/><svg:desc/></draw:connector></text:span><text:span text:style-name="T342"><draw:connector draw:type="line" svg:x1="1.01732in" svg:y1="0.04803in" svg:x2="1.01732in" svg:y2="0.89317in" draw:z-index="88" draw:id="id88" draw:style-name="a88" draw:name="Düz Bağlayıcı 107" text:anchor-type="paragraph"><svg:title/><svg:desc/></draw:connector></text:span><text:span text:style-name="T343"><draw:connector draw:type="line" svg:x1="3.77589in" svg:y1="0.02205in" svg:x2="3.76339in" svg:y2="4.31858in" draw:z-index="93" draw:id="id89" draw:style-name="a89" draw:name="Düz Bağlayıcı 108" text:anchor-type="paragraph"><svg:title/><svg:desc/></draw:connector></text:span><text:span text:style-name="T344"><draw:connector draw:type="line" svg:x1="1.61023in" svg:y1="0.02835in" svg:x2="1.59842in" svg:y2="0.53668in" draw:z-index="96" draw:id="id90" draw:style-name="a90" draw:name="Düz Bağlayıcı 109" text:anchor-type="paragraph"><svg:title/><svg:desc/></draw:connector></text:span><text:span text:style-name="T345"><draw:connector draw:type="line" svg:x1="1.59842in" svg:y1="0.5374in" svg:x2="4.43453in" svg:y2="0.5374in" draw:z-index="97" draw:id="id91" draw:style-name="a91" draw:name="Düz Bağlayıcı 110" text:anchor-type="paragraph"><svg:title/><svg:desc/></draw:connector></text:span><text:span text:style-name="T346"><draw:connector draw:type="line" svg:x1="4.43463in" svg:y1="0.5374in" svg:x2="4.42283in" svg:y2="1.87907in" draw:z-index="98" draw:id="id92" draw:style-name="a92" draw:name="Düz Bağlayıcı 111" text:anchor-type="paragraph"><svg:title/><svg:desc/></draw:connector></text:span><text:span text:style-name="T347"><text:line-break/></text:span><text:span text:style-name="T348"><text:line-break/></text:span><text:span text:style-name="T349">REZERVE</text:span><text:span text:style-name="T350"><text:line-break/></text:span></text:p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Standard"><text:span text:style-name="T357">e</text:span><text:span text:style-name="T358">t</text:span><text:span text:style-name="T359">kinlik_id</text:span></text:p>
          </table:table-cell>
          <table:table-cell table:style-name="TableCell360">
            <text:p text:style-name="P361">user_id</text:p>
          </table:table-cell>
          <table:table-cell table:style-name="TableCell362">
            <text:p text:style-name="Standard"><text:span text:style-name="T363"><draw:connector draw:type="line" svg:x1="1.0689in" svg:y1="0.09449in" svg:x2="1.81057in" svg:y2="0.09449in" draw:z-index="89" draw:id="id93" draw:style-name="a93" draw:name="Düz Bağlayıcı 112" text:anchor-type="paragraph"><svg:title/><svg:desc/></draw:connector></text:span><text:span text:style-name="T364"><draw:connector draw:type="line" svg:x1="1.81102in" svg:y1="0.09449in" svg:x2="1.81102in" svg:y2="1.99588in" draw:z-index="90" draw:id="id94" draw:style-name="a94" draw:name="Düz Bağlayıcı 113" text:anchor-type="paragraph"><svg:title/><svg:desc/></draw:connector></text:span><text:span text:style-name="T365">koltuk_id</text:span></text:p>
          </table:table-cell>
        </table:table-row>
      </table:table>
      <text:p text:style-name="Standard"><text:span text:style-name="T366"><draw:connector draw:type="line" svg:x1="4.42224in" svg:y1="0.68463in" svg:x2="0.98543in" svg:y2="0.67283in" draw:z-index="99" draw:id="id95" draw:style-name="a95" draw:name="Düz Bağlayıcı 114" text:anchor-type="paragraph"><svg:title/><svg:desc/></draw:connector></text:span><text:span text:style-name="T367"><draw:connector draw:type="line" svg:x1="0.98543in" svg:y1="0.67283in" svg:x2="0.98543in" svg:y2="0.85825in" draw:z-index="100" draw:id="id96" draw:style-name="a96" draw:name="Düz Bağlayıcı 115" text:anchor-type="paragraph"><svg:title/><svg:desc/></draw:connector></text:span><text:span text:style-name="T368"><text:line-break/></text:span><text:span text:style-name="T369"><text:line-break/></text:span><text:span text:style-name="T370">İL-İLCE</text:span><text:span text:style-name="T371"><text:line-break/></text:span>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il-ilce_id</text:p>
          </table:table-cell>
          <table:table-cell table:style-name="TableCell379">
            <text:p text:style-name="P380">il</text:p>
          </table:table-cell>
          <table:table-cell table:style-name="TableCell381">
            <text:p text:style-name="P382">ilce</text:p>
          </table:table-cell>
        </table:table-row>
      </table:table>
      <text:p text:style-name="P383"/>
      <text:p text:style-name="Standard"><text:span text:style-name="T384"><draw:connector draw:type="line" svg:x1="4.10226in" svg:y1="0.31378in" svg:x2="0.98976in" svg:y2="0.32628in" draw:z-index="91" draw:id="id97" draw:style-name="a97" draw:name="Düz Bağlayıcı 116" text:anchor-type="paragraph"><svg:title/><svg:desc/></draw:connector></text:span><text:span text:style-name="T385"><draw:connector draw:type="line" svg:x1="0.98976in" svg:y1="0.32717in" svg:x2="0.98976in" svg:y2="0.62509in" draw:z-index="92" draw:id="id98" draw:style-name="a98" draw:name="Düz Bağlayıcı 117" text:anchor-type="paragraph"><svg:title/><svg:desc/></draw:connector></text:span><text:span text:style-name="T386"><text:line-break/></text:span><text:span text:style-name="T387">KOLTUK</text:span><text:span text:style-name="T388"><text:line-break/></text:span></text:p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koltuk_id</text:p>
          </table:table-cell>
          <table:table-cell table:style-name="TableCell395">
            <text:p text:style-name="P396">koltuk_kod</text:p>
          </table:table-cell>
        </table:table-row>
      </table:table>
      <text:p text:style-name="Standard"><text:span text:style-name="T397"><draw:connector draw:type="line" svg:x1="3.76179in" svg:y1="0.76378in" svg:x2="0.66457in" svg:y2="0.76378in" draw:z-index="94" draw:id="id99" draw:style-name="a99" draw:name="Düz Bağlayıcı 118" text:anchor-type="paragraph"><svg:title/><svg:desc/></draw:connector></text:span><text:span text:style-name="T398"><draw:connector draw:type="line" svg:x1="0.66378in" svg:y1="0.76378in" svg:x2="0.66378in" svg:y2="0.87281in" draw:z-index="95" draw:id="id100" draw:style-name="a100" draw:name="Düz Bağlayıcı 119" text:anchor-type="paragraph"><svg:title/><svg:desc/></draw:connector></text:span><text:span text:style-name="T399"><text:line-break/></text:span><text:span text:style-name="T400"><text:line-break/></text:span><text:span text:style-name="T401">ETKINLIK_TIP</text:span><text:span text:style-name="T402"><text:line-break/></text:span></text:p>
      <table:table table:style-name="Table403">
        <table:table-columns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etkinlik_kod</text:p>
          </table:table-cell>
          <table:table-cell table:style-name="TableCell409">
            <text:p text:style-name="P410">etkinlik_tur</text:p>
          </table:table-cell>
        </table:table-row>
      </table:table>
      <text:p text:style-name="P411"/>
      <text:p text:style-name="P412"/>
      <text:p text:style-name="P413"/>
      <text:p text:style-name="P414"/>
      <text:p text:style-name="P415"/>
      <text:p text:style-name="P416"/>
      <text:p text:style-name="P417">e-bilet sistemi iş kuralları</text:p>
      <text:p text:style-name="P418"/>
      <text:list text:style-name="LFO3" text:continue-numbering="true">
        <text:list-item>
          <text:p text:style-name="P419">Kullanıcı;</text:p>
        </text:list-item>
        <text:list-item>
          <text:p text:style-name="P420"><text:s/>ilk başta etkinlik kategorilerinden birini seçecek</text:p>
        </text:list-item>
        <text:list-item>
          <text:p text:style-name="P421">daha sonra <text:s/>seçtiği kategoriye ait etkinliği seçecek</text:p>
        </text:list-item>
        <text:list-item>
          <text:p text:style-name="P422">etkinliğin tarihini, fiyatını<text:s text:c="2"/>onaylayacak</text:p>
        </text:list-item>
        <text:list-item>
          <text:p text:style-name="P423">kaç bilet alacağını seçecek</text:p>
        </text:list-item>
        <text:list-item>
          <text:p text:style-name="P424">etkinlik mekanındaki salon ve koltuğunu seçecek</text:p>
        </text:list-item>
        <text:list-item>
          <text:p text:style-name="P425">Sistem,<text:s/><text:s/>kullanıcının seçtiği koltuğu o kullanıcıya rezerve edecek…</text:p>
        </text:list-item>
      </text:list>
      <text:p text:style-name="P426"/>
      <text:p text:style-name="P427"/>
      <text:p text:style-name="P4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KonuBaşlığı" style:display-name="Konu Başlığı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AltKonuBaşlığı" style:display-name="Alt Konu Başlığı" style:family="paragraph" style:parent-style-name="KonuBaşlığı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e" style:display-name="Liste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●">
        <style:list-level-properties/>
        <style:text-properties style:font-name="StarSymbol"/>
      </text:list-level-style-bullet>
      <text:list-level-style-bullet text:level="3" text:style-name="WW_CharLFO2LVL3" text:bullet-char="●">
        <style:list-level-properties/>
        <style:text-properties style:font-name="StarSymbol"/>
      </text:list-level-style-bullet>
      <text:list-level-style-bullet text:level="4" text:style-name="WW_CharLFO2LVL4" text:bullet-char="●">
        <style:list-level-properties/>
        <style:text-properties style:font-name="StarSymbol"/>
      </text:list-level-style-bullet>
      <text:list-level-style-bullet text:level="5" text:style-name="WW_CharLFO2LVL5" text:bullet-char="●">
        <style:list-level-properties/>
        <style:text-properties style:font-name="StarSymbol"/>
      </text:list-level-style-bullet>
      <text:list-level-style-bullet text:level="6" text:style-name="WW_CharLFO2LVL6" text:bullet-char="●">
        <style:list-level-properties/>
        <style:text-properties style:font-name="StarSymbol"/>
      </text:list-level-style-bullet>
      <text:list-level-style-bullet text:level="7" text:style-name="WW_CharLFO2LVL7" text:bullet-char="●">
        <style:list-level-properties/>
        <style:text-properties style:font-name="StarSymbol"/>
      </text:list-level-style-bullet>
      <text:list-level-style-bullet text:level="8" text:style-name="WW_CharLFO2LVL8" text:bullet-char="●">
        <style:list-level-properties/>
        <style:text-properties style:font-name="StarSymbol"/>
      </text:list-level-style-bullet>
      <text:list-level-style-bullet text:level="9" text:style-name="WW_CharLFO2LVL9" text:bullet-char="●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demir</meta:initial-creator>
    <dc:creator>İçerik2-1</dc:creator>
    <meta:creation-date>2011-01-11T15:14:00Z</meta:creation-date>
    <dc:date>2011-01-11T16:51:00Z</dc:date>
    <meta:template xlink:href="Normal" xlink:type="simple"/>
    <meta:editing-cycles>14</meta:editing-cycles>
    <meta:editing-duration>PT5100S</meta:editing-duration>
    <meta:document-statistic meta:page-count="5" meta:paragraph-count="4" meta:word-count="366" meta:character-count="2454" meta:row-count="17" meta:non-whitespace-character-count="2092"/>
  </office:meta>
</office:document-meta>
</file>